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0.111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107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BaumNr</text:p>
          </table:table-cell>
          <table:table-cell office:value-type="string" calcext:value-type="string">
            <text:p>Baumart</text:p>
          </table:table-cell>
          <table:table-cell office:value-type="string" calcext:value-type="string">
            <text:p>BHD_1</text:p>
          </table:table-cell>
          <table:table-cell office:value-type="string" calcext:value-type="string">
            <text:p>BHD_2</text:p>
          </table:table-cell>
          <table:table-cell office:value-type="string" calcext:value-type="string">
            <text:p>Zwiesel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Ostwert</text:p>
          </table:table-cell>
          <table:table-cell office:value-type="string" calcext:value-type="string">
            <text:p>Nordwert</text:p>
          </table:table-cell>
          <table:table-cell office:value-type="string" calcext:value-type="string">
            <text:p>BA_Gruppe</text:p>
          </table:table-cell>
          <table:table-cell office:value-type="string" calcext:value-type="string">
            <text:p>Kraft_Klas</text:p>
          </table:table-cell>
        </table:table-row>
        <table:table-row table:style-name="ro1">
          <table:table-cell office:value-type="float" office:value="1" calcext:value-type="float">
            <text:p>1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6.531001" calcext:value-type="float">
            <text:p>402146,53100100000</text:p>
          </table:table-cell>
          <table:table-cell office:value-type="float" office:value="5342696.23698" calcext:value-type="float">
            <text:p>5342696,23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,00000000000</text:p>
          </table:table-cell>
          <table:table-cell office:value-type="string" calcext:value-type="string">
            <text:p>Es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02145.101001" calcext:value-type="float">
            <text:p>402145,10100100000</text:p>
          </table:table-cell>
          <table:table-cell office:value-type="float" office:value="5342693.59598" calcext:value-type="float">
            <text:p>5342693,5959800000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,00000000000</text:p>
          </table:table-cell>
          <table:table-cell office:value-type="string" calcext:value-type="string">
            <text:p>BAh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2.902001" calcext:value-type="float">
            <text:p>402142,90200100000</text:p>
          </table:table-cell>
          <table:table-cell office:value-type="float" office:value="5342697.44298" calcext:value-type="float">
            <text:p>5342697,44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,00000000000</text:p>
          </table:table-cell>
          <table:table-cell office:value-type="string" calcext:value-type="string">
            <text:p>HBu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3.508001" calcext:value-type="float">
            <text:p>402143,50800100000</text:p>
          </table:table-cell>
          <table:table-cell office:value-type="float" office:value="5342693.09998" calcext:value-type="float">
            <text:p>5342693,09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,00000000000</text:p>
          </table:table-cell>
          <table:table-cell office:value-type="string" calcext:value-type="string">
            <text:p>HBu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15.3" calcext:value-type="float">
            <text:p>15,3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2.516001" calcext:value-type="float">
            <text:p>402142,51600100000</text:p>
          </table:table-cell>
          <table:table-cell office:value-type="float" office:value="5342695.90598" calcext:value-type="float">
            <text:p>5342695,90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,00000000000</text:p>
          </table:table-cell>
          <table:table-cell office:value-type="string" calcext:value-type="string">
            <text:p>Ah</text:p>
          </table:table-cell>
          <table:table-cell office:value-type="float" office:value="49" calcext:value-type="float">
            <text:p>49,00000000000</text:p>
          </table:table-cell>
          <table:table-cell office:value-type="float" office:value="46" calcext:value-type="float">
            <text:p>4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1.802001" calcext:value-type="float">
            <text:p>402141,80200100000</text:p>
          </table:table-cell>
          <table:table-cell office:value-type="float" office:value="5342692.23998" calcext:value-type="float">
            <text:p>5342692,23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,00000000000</text:p>
          </table:table-cell>
          <table:table-cell office:value-type="string" calcext:value-type="string">
            <text:p>BAh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6.965001" calcext:value-type="float">
            <text:p>402136,96500100000</text:p>
          </table:table-cell>
          <table:table-cell office:value-type="float" office:value="5342697.97098" calcext:value-type="float">
            <text:p>5342697,97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,00000000000</text:p>
          </table:table-cell>
          <table:table-cell office:value-type="string" calcext:value-type="string">
            <text:p>BAh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uenglich als Es deklariert</text:p>
          </table:table-cell>
          <table:table-cell office:value-type="float" office:value="402139.389001" calcext:value-type="float">
            <text:p>402139,38900100000</text:p>
          </table:table-cell>
          <table:table-cell office:value-type="float" office:value="5342693.02698" calcext:value-type="float">
            <text:p>5342693,02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,00000000000</text:p>
          </table:table-cell>
          <table:table-cell office:value-type="string" calcext:value-type="string">
            <text:p>Es</text:p>
          </table:table-cell>
          <table:table-cell office:value-type="float" office:value="54.5" calcext:value-type="float">
            <text:p>54,50000000000</text:p>
          </table:table-cell>
          <table:table-cell office:value-type="float" office:value="57" calcext:value-type="float">
            <text:p>5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5.849001" calcext:value-type="float">
            <text:p>402135,84900100000</text:p>
          </table:table-cell>
          <table:table-cell office:value-type="float" office:value="5342697.19098" calcext:value-type="float">
            <text:p>5342697,19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5.772001" calcext:value-type="float">
            <text:p>402135,77200100000</text:p>
          </table:table-cell>
          <table:table-cell office:value-type="float" office:value="5342689.44898" calcext:value-type="float">
            <text:p>5342689,448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,00000000000</text:p>
          </table:table-cell>
          <table:table-cell office:value-type="string" calcext:value-type="string">
            <text:p>BAh</text:p>
          </table:table-cell>
          <table:table-cell office:value-type="float" office:value="26.3" calcext:value-type="float">
            <text:p>26,30000000000</text:p>
          </table:table-cell>
          <table:table-cell office:value-type="float" office:value="27.2" calcext:value-type="float">
            <text:p>27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4.168001" calcext:value-type="float">
            <text:p>402134,16800100000</text:p>
          </table:table-cell>
          <table:table-cell office:value-type="float" office:value="5342698.62098" calcext:value-type="float">
            <text:p>5342698,62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9.808001" calcext:value-type="float">
            <text:p>402129,80800100000</text:p>
          </table:table-cell>
          <table:table-cell office:value-type="float" office:value="5342690.57998" calcext:value-type="float">
            <text:p>5342690,57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,00000000000</text:p>
          </table:table-cell>
          <table:table-cell office:value-type="string" calcext:value-type="string">
            <text:p>HBu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8.685001" calcext:value-type="float">
            <text:p>402128,68500100000</text:p>
          </table:table-cell>
          <table:table-cell office:value-type="float" office:value="5342691.43798" calcext:value-type="float">
            <text:p>5342691,43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,00000000000</text:p>
          </table:table-cell>
          <table:table-cell office:value-type="string" calcext:value-type="string">
            <text:p>Es</text:p>
          </table:table-cell>
          <table:table-cell office:value-type="float" office:value="12.3" calcext:value-type="float">
            <text:p>12,3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Kronenbruch</text:p>
          </table:table-cell>
          <table:table-cell office:value-type="float" office:value="402137.259001" calcext:value-type="float">
            <text:p>402137,25900100000</text:p>
          </table:table-cell>
          <table:table-cell office:value-type="float" office:value="5342701.25698" calcext:value-type="float">
            <text:p>5342701,25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,00000000000</text:p>
          </table:table-cell>
          <table:table-cell office:value-type="string" calcext:value-type="string">
            <text:p>Es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4.875001" calcext:value-type="float">
            <text:p>402134,87500100000</text:p>
          </table:table-cell>
          <table:table-cell office:value-type="float" office:value="5342703.55598" calcext:value-type="float">
            <text:p>5342703,55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,00000000000</text:p>
          </table:table-cell>
          <table:table-cell office:value-type="string" calcext:value-type="string">
            <text:p>BAh</text:p>
          </table:table-cell>
          <table:table-cell office:value-type="float" office:value="34.3" calcext:value-type="float">
            <text:p>34,3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uenglich als Es deklariert</text:p>
          </table:table-cell>
          <table:table-cell office:value-type="float" office:value="402132.078001" calcext:value-type="float">
            <text:p>402132,07800100000</text:p>
          </table:table-cell>
          <table:table-cell office:value-type="float" office:value="5342703.17698" calcext:value-type="float">
            <text:p>5342703,17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,00000000000</text:p>
          </table:table-cell>
          <table:table-cell office:value-type="string" calcext:value-type="string">
            <text:p>Es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44.8" calcext:value-type="float">
            <text:p>44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8.280001" calcext:value-type="float">
            <text:p>402128,28000100000</text:p>
          </table:table-cell>
          <table:table-cell office:value-type="float" office:value="5342708.96098" calcext:value-type="float">
            <text:p>5342708,96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,00000000000</text:p>
          </table:table-cell>
          <table:table-cell office:value-type="string" calcext:value-type="string">
            <text:p>HBu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6.870001" calcext:value-type="float">
            <text:p>402126,87000100000</text:p>
          </table:table-cell>
          <table:table-cell office:value-type="float" office:value="5342705.81798" calcext:value-type="float">
            <text:p>5342705,81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,00000000000</text:p>
          </table:table-cell>
          <table:table-cell office:value-type="string" calcext:value-type="string">
            <text:p>Es</text:p>
          </table:table-cell>
          <table:table-cell office:value-type="float" office:value="51.8" calcext:value-type="float">
            <text:p>51,80000000000</text:p>
          </table:table-cell>
          <table:table-cell office:value-type="float" office:value="52.5" calcext:value-type="float">
            <text:p>5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6.078001" calcext:value-type="float">
            <text:p>402126,07800100000</text:p>
          </table:table-cell>
          <table:table-cell office:value-type="float" office:value="5342703.74898" calcext:value-type="float">
            <text:p>5342703,74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,00000000000</text:p>
          </table:table-cell>
          <table:table-cell office:value-type="string" calcext:value-type="string">
            <text:p>Li</text:p>
          </table:table-cell>
          <table:table-cell office:value-type="float" office:value="47.8" calcext:value-type="float">
            <text:p>47,80000000000</text:p>
          </table:table-cell>
          <table:table-cell office:value-type="float" office:value="42.2" calcext:value-type="float">
            <text:p>42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5.126001" calcext:value-type="float">
            <text:p>402125,12600100000</text:p>
          </table:table-cell>
          <table:table-cell office:value-type="float" office:value="5342705.57298" calcext:value-type="float">
            <text:p>5342705,57298000000</text:p>
          </table:table-cell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,00000000000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3.997001" calcext:value-type="float">
            <text:p>402123,99700100000</text:p>
          </table:table-cell>
          <table:table-cell office:value-type="float" office:value="5342710.35898" calcext:value-type="float">
            <text:p>5342710,35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,00000000000</text:p>
          </table:table-cell>
          <table:table-cell office:value-type="string" calcext:value-type="string">
            <text:p>BAh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.8" calcext:value-type="float">
            <text:p>8,8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1.066001" calcext:value-type="float">
            <text:p>402121,06600100000</text:p>
          </table:table-cell>
          <table:table-cell office:value-type="float" office:value="5342710.65198" calcext:value-type="float">
            <text:p>5342710,65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,00000000000</text:p>
          </table:table-cell>
          <table:table-cell office:value-type="string" calcext:value-type="string">
            <text:p>Es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47" calcext:value-type="float">
            <text:p>47,00000000000</text:p>
          </table:table-cell>
          <table:table-cell office:value-type="float" office:value="1" calcext:value-type="float">
            <text:p>1,00000000000</text:p>
          </table:table-cell>
          <table:table-cell office:value-type="string" calcext:value-type="string">
            <text:p>umgestürzt</text:p>
          </table:table-cell>
          <table:table-cell office:value-type="float" office:value="402122.418001" calcext:value-type="float">
            <text:p>402122,41800100000</text:p>
          </table:table-cell>
          <table:table-cell office:value-type="float" office:value="5342695.29298" calcext:value-type="float">
            <text:p>5342695,29298000000</text:p>
          </table:table-cell>
          <table:table-cell office:value-type="string" calcext:value-type="string">
            <text:p>Es_umge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450001" calcext:value-type="float">
            <text:p>402122,45000100000</text:p>
          </table:table-cell>
          <table:table-cell office:value-type="float" office:value="5342696.97198" calcext:value-type="float">
            <text:p>5342696,97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702001" calcext:value-type="float">
            <text:p>402122,70200100000</text:p>
          </table:table-cell>
          <table:table-cell office:value-type="float" office:value="5342699.08998" calcext:value-type="float">
            <text:p>5342699,089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3.900001" calcext:value-type="float">
            <text:p>402123,90000100000</text:p>
          </table:table-cell>
          <table:table-cell office:value-type="float" office:value="5342698.98198" calcext:value-type="float">
            <text:p>5342698,981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5" calcext:value-type="float">
            <text:p>2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029001" calcext:value-type="float">
            <text:p>402122,02900100000</text:p>
          </table:table-cell>
          <table:table-cell office:value-type="float" office:value="5342701.75398" calcext:value-type="float">
            <text:p>5342701,753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,00000000000</text:p>
          </table:table-cell>
          <table:table-cell office:value-type="string" calcext:value-type="string">
            <text:p>Es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7.847001" calcext:value-type="float">
            <text:p>402117,84700100000</text:p>
          </table:table-cell>
          <table:table-cell office:value-type="float" office:value="5342699.96398" calcext:value-type="float">
            <text:p>5342699,963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,00000000000</text:p>
          </table:table-cell>
          <table:table-cell office:value-type="string" calcext:value-type="string">
            <text:p>Ah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9.434001" calcext:value-type="float">
            <text:p>402119,43400100000</text:p>
          </table:table-cell>
          <table:table-cell office:value-type="float" office:value="5342704.27198" calcext:value-type="float">
            <text:p>5342704,27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1.5" calcext:value-type="float">
            <text:p>2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682001" calcext:value-type="float">
            <text:p>402113,68200100000</text:p>
          </table:table-cell>
          <table:table-cell office:value-type="float" office:value="5342700.45298" calcext:value-type="float">
            <text:p>5342700,45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,00000000000</text:p>
          </table:table-cell>
          <table:table-cell office:value-type="string" calcext:value-type="string">
            <text:p>Rha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3.2" calcext:value-type="float">
            <text:p>13,2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7.943001" calcext:value-type="float">
            <text:p>402117,94300100000</text:p>
          </table:table-cell>
          <table:table-cell office:value-type="float" office:value="5342705.08298" calcext:value-type="float">
            <text:p>5342705,082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,00000000000</text:p>
          </table:table-cell>
          <table:table-cell office:value-type="string" calcext:value-type="string">
            <text:p>Rha</text:p>
          </table:table-cell>
          <table:table-cell office:value-type="float" office:value="8.8" calcext:value-type="float">
            <text:p>8,8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7.658001" calcext:value-type="float">
            <text:p>402117,65800100000</text:p>
          </table:table-cell>
          <table:table-cell office:value-type="float" office:value="5342704.79198" calcext:value-type="float">
            <text:p>5342704,791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8.593001" calcext:value-type="float">
            <text:p>402108,59300100000</text:p>
          </table:table-cell>
          <table:table-cell office:value-type="float" office:value="5342702.62998" calcext:value-type="float">
            <text:p>5342702,629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8.498001" calcext:value-type="float">
            <text:p>402108,49800100000</text:p>
          </table:table-cell>
          <table:table-cell office:value-type="float" office:value="5342702.37898" calcext:value-type="float">
            <text:p>5342702,37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,00000000000</text:p>
          </table:table-cell>
          <table:table-cell office:value-type="string" calcext:value-type="string">
            <text:p>Rha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7.181001" calcext:value-type="float">
            <text:p>402107,18100100000</text:p>
          </table:table-cell>
          <table:table-cell office:value-type="float" office:value="5342706.74998" calcext:value-type="float">
            <text:p>5342706,749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,00000000000</text:p>
          </table:table-cell>
          <table:table-cell office:value-type="string" calcext:value-type="string">
            <text:p>Rha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1.536001" calcext:value-type="float">
            <text:p>402111,53600100000</text:p>
          </table:table-cell>
          <table:table-cell office:value-type="float" office:value="5342711.58898" calcext:value-type="float">
            <text:p>5342711,588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,00000000000</text:p>
          </table:table-cell>
          <table:table-cell office:value-type="string" calcext:value-type="string">
            <text:p>Aln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533001" calcext:value-type="float">
            <text:p>402113,53300100000</text:p>
          </table:table-cell>
          <table:table-cell office:value-type="float" office:value="5342717.45898" calcext:value-type="float">
            <text:p>5342717,45898000000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105.607001" calcext:value-type="float">
            <text:p>402105,60700100000</text:p>
          </table:table-cell>
          <table:table-cell office:value-type="float" office:value="5342710.16498" calcext:value-type="float">
            <text:p>5342710,16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,00000000000</text:p>
          </table:table-cell>
          <table:table-cell office:value-type="string" calcext:value-type="string">
            <text:p>Aln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9.357001" calcext:value-type="float">
            <text:p>402109,35700100000</text:p>
          </table:table-cell>
          <table:table-cell office:value-type="float" office:value="5342711.09698" calcext:value-type="float">
            <text:p>5342711,09698000000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,00000000000</text:p>
          </table:table-cell>
          <table:table-cell office:value-type="string" calcext:value-type="string">
            <text:p>Rha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0.637001" calcext:value-type="float">
            <text:p>402110,63700100000</text:p>
          </table:table-cell>
          <table:table-cell office:value-type="float" office:value="5342708.18898" calcext:value-type="float">
            <text:p>5342708,188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7.710001" calcext:value-type="float">
            <text:p>402107,71000100000</text:p>
          </table:table-cell>
          <table:table-cell office:value-type="float" office:value="5342713.49798" calcext:value-type="float">
            <text:p>5342713,497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7.255001" calcext:value-type="float">
            <text:p>402107,25500100000</text:p>
          </table:table-cell>
          <table:table-cell office:value-type="float" office:value="5342713.79298" calcext:value-type="float">
            <text:p>5342713,792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,00000000000</text:p>
          </table:table-cell>
          <table:table-cell office:value-type="string" calcext:value-type="string">
            <text:p>Aln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5.985001" calcext:value-type="float">
            <text:p>402105,98500100000</text:p>
          </table:table-cell>
          <table:table-cell office:value-type="float" office:value="5342718.58698" calcext:value-type="float">
            <text:p>5342718,58698000000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,00000000000</text:p>
          </table:table-cell>
          <table:table-cell office:value-type="string" calcext:value-type="string">
            <text:p>Rha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5.392001" calcext:value-type="float">
            <text:p>402105,39200100000</text:p>
          </table:table-cell>
          <table:table-cell office:value-type="float" office:value="5342715.40398" calcext:value-type="float">
            <text:p>5342715,40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,00000000000</text:p>
          </table:table-cell>
          <table:table-cell office:value-type="string" calcext:value-type="string">
            <text:p>Rha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103.949001" calcext:value-type="float">
            <text:p>402103,94900100000</text:p>
          </table:table-cell>
          <table:table-cell office:value-type="float" office:value="5342711.63998" calcext:value-type="float">
            <text:p>5342711,639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,00000000000</text:p>
          </table:table-cell>
          <table:table-cell office:value-type="string" calcext:value-type="string">
            <text:p>Rha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102.935001" calcext:value-type="float">
            <text:p>402102,93500100000</text:p>
          </table:table-cell>
          <table:table-cell office:value-type="float" office:value="5342709.71998" calcext:value-type="float">
            <text:p>5342709,719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,00000000000</text:p>
          </table:table-cell>
          <table:table-cell office:value-type="string" calcext:value-type="string">
            <text:p>Rha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3.542001" calcext:value-type="float">
            <text:p>402103,54200100000</text:p>
          </table:table-cell>
          <table:table-cell office:value-type="float" office:value="5342705.23498" calcext:value-type="float">
            <text:p>5342705,23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,00000000000</text:p>
          </table:table-cell>
          <table:table-cell office:value-type="string" calcext:value-type="string">
            <text:p>Aln</text:p>
          </table:table-cell>
          <table:table-cell office:value-type="float" office:value="38.5" calcext:value-type="float">
            <text:p>38,50000000000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9.011001" calcext:value-type="float">
            <text:p>402099,01100100000</text:p>
          </table:table-cell>
          <table:table-cell office:value-type="float" office:value="5342709.10298" calcext:value-type="float">
            <text:p>5342709,10298000000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,00000000000</text:p>
          </table:table-cell>
          <table:table-cell office:value-type="string" calcext:value-type="string">
            <text:p>Aln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46.5" calcext:value-type="float">
            <text:p>4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3.993001" calcext:value-type="float">
            <text:p>402103,99300100000</text:p>
          </table:table-cell>
          <table:table-cell office:value-type="float" office:value="5342714.55998" calcext:value-type="float">
            <text:p>5342714,55998000000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,00000000000</text:p>
          </table:table-cell>
          <table:table-cell office:value-type="string" calcext:value-type="string">
            <text:p>Rha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256001" calcext:value-type="float">
            <text:p>402095,25600100000</text:p>
          </table:table-cell>
          <table:table-cell office:value-type="float" office:value="5342706.94898" calcext:value-type="float">
            <text:p>5342706,948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4.268001" calcext:value-type="float">
            <text:p>402094,26800100000</text:p>
          </table:table-cell>
          <table:table-cell office:value-type="float" office:value="5342706.38098" calcext:value-type="float">
            <text:p>5342706,38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,00000000000</text:p>
          </table:table-cell>
          <table:table-cell office:value-type="string" calcext:value-type="string">
            <text:p>Es</text:p>
          </table:table-cell>
          <table:table-cell office:value-type="float" office:value="48.5" calcext:value-type="float">
            <text:p>48,50000000000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3.370001" calcext:value-type="float">
            <text:p>402093,37000100000</text:p>
          </table:table-cell>
          <table:table-cell office:value-type="float" office:value="5342707.89098" calcext:value-type="float">
            <text:p>5342707,89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,00000000000</text:p>
          </table:table-cell>
          <table:table-cell office:value-type="string" calcext:value-type="string">
            <text:p>Es</text:p>
          </table:table-cell>
          <table:table-cell office:value-type="float" office:value="64" calcext:value-type="float">
            <text:p>64,00000000000</text:p>
          </table:table-cell>
          <table:table-cell office:value-type="float" office:value="63" calcext:value-type="float">
            <text:p>6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942001" calcext:value-type="float">
            <text:p>402088,94200100000</text:p>
          </table:table-cell>
          <table:table-cell office:value-type="float" office:value="5342713.17898" calcext:value-type="float">
            <text:p>5342713,17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,00000000000</text:p>
          </table:table-cell>
          <table:table-cell office:value-type="string" calcext:value-type="string">
            <text:p>Rha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9.675001" calcext:value-type="float">
            <text:p>402089,67500100000</text:p>
          </table:table-cell>
          <table:table-cell office:value-type="float" office:value="5342722.05598" calcext:value-type="float">
            <text:p>5342722,05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,00000000000</text:p>
          </table:table-cell>
          <table:table-cell office:value-type="string" calcext:value-type="string">
            <text:p>Es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 7</text:p>
          </table:table-cell>
          <table:table-cell office:value-type="float" office:value="402096.835001" calcext:value-type="float">
            <text:p>402096,83500100000</text:p>
          </table:table-cell>
          <table:table-cell office:value-type="float" office:value="5342728.34398" calcext:value-type="float">
            <text:p>5342728,343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,00000000000</text:p>
          </table:table-cell>
          <table:table-cell office:value-type="string" calcext:value-type="string">
            <text:p>Es</text:p>
          </table:table-cell>
          <table:table-cell office:value-type="float" office:value="65" calcext:value-type="float">
            <text:p>65,00000000000</text:p>
          </table:table-cell>
          <table:table-cell office:value-type="float" office:value="64.5" calcext:value-type="float">
            <text:p>6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942001" calcext:value-type="float">
            <text:p>402095,94200100000</text:p>
          </table:table-cell>
          <table:table-cell office:value-type="float" office:value="5342727.42598" calcext:value-type="float">
            <text:p>5342727,42598000000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,00000000000</text:p>
          </table:table-cell>
          <table:table-cell office:value-type="string" calcext:value-type="string">
            <text:p>Es</text:p>
          </table:table-cell>
          <table:table-cell office:value-type="float" office:value="63" calcext:value-type="float">
            <text:p>63,00000000000</text:p>
          </table:table-cell>
          <table:table-cell office:value-type="float" office:value="65" calcext:value-type="float">
            <text:p>6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028001" calcext:value-type="float">
            <text:p>402095,02800100000</text:p>
          </table:table-cell>
          <table:table-cell office:value-type="float" office:value="5342720.67598" calcext:value-type="float">
            <text:p>5342720,67598000000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,00000000000</text:p>
          </table:table-cell>
          <table:table-cell office:value-type="string" calcext:value-type="string">
            <text:p>BAh</text:p>
          </table:table-cell>
          <table:table-cell office:value-type="float" office:value="24" calcext:value-type="float">
            <text:p>24,00000000000</text:p>
          </table:table-cell>
          <table:table-cell table:number-columns-repeated="2" office:value-type="float" office:value="0" calcext:value-type="float">
            <text:p>0,00000000000</text:p>
          </table:table-cell>
          <table:table-cell office:value-type="string" calcext:value-type="string">
            <text:p>einseitig so geschädigt, dass kein 2. BHD zu messen möglich</text:p>
          </table:table-cell>
          <table:table-cell office:value-type="float" office:value="402096.404001" calcext:value-type="float">
            <text:p>402096,40400100000</text:p>
          </table:table-cell>
          <table:table-cell office:value-type="float" office:value="5342731.56998" calcext:value-type="float">
            <text:p>5342731,56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52" calcext:value-type="float">
            <text:p>5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3.162001" calcext:value-type="float">
            <text:p>402093,16200100000</text:p>
          </table:table-cell>
          <table:table-cell office:value-type="float" office:value="5342733.61998" calcext:value-type="float">
            <text:p>5342733,61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,00000000000</text:p>
          </table:table-cell>
          <table:table-cell office:value-type="string" calcext:value-type="string">
            <text:p>BAh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2.654001" calcext:value-type="float">
            <text:p>402092,65400100000</text:p>
          </table:table-cell>
          <table:table-cell office:value-type="float" office:value="5342734.70498" calcext:value-type="float">
            <text:p>5342734,70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,00000000000</text:p>
          </table:table-cell>
          <table:table-cell office:value-type="string" calcext:value-type="string">
            <text:p>Rha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5.5" calcext:value-type="float">
            <text:p>5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92.796001" calcext:value-type="float">
            <text:p>402092,79600100000</text:p>
          </table:table-cell>
          <table:table-cell office:value-type="float" office:value="5342732.14398" calcext:value-type="float">
            <text:p>5342732,14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,00000000000</text:p>
          </table:table-cell>
          <table:table-cell office:value-type="string" calcext:value-type="string">
            <text:p>Es</text:p>
          </table:table-cell>
          <table:table-cell office:value-type="float" office:value="43.5" calcext:value-type="float">
            <text:p>43,50000000000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1.370001" calcext:value-type="float">
            <text:p>402091,37000100000</text:p>
          </table:table-cell>
          <table:table-cell office:value-type="float" office:value="5342724.03798" calcext:value-type="float">
            <text:p>5342724,03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5.178001" calcext:value-type="float">
            <text:p>402085,17800100000</text:p>
          </table:table-cell>
          <table:table-cell office:value-type="float" office:value="5342719.76098" calcext:value-type="float">
            <text:p>5342719,76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,00000000000</text:p>
          </table:table-cell>
          <table:table-cell office:value-type="string" calcext:value-type="string">
            <text:p>Li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45.5" calcext:value-type="float">
            <text:p>4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7.371001" calcext:value-type="float">
            <text:p>402087,37100100000</text:p>
          </table:table-cell>
          <table:table-cell office:value-type="float" office:value="5342724.26398" calcext:value-type="float">
            <text:p>5342724,26398000000</text:p>
          </table:table-cell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,00000000000</text:p>
          </table:table-cell>
          <table:table-cell office:value-type="string" calcext:value-type="string">
            <text:p>Ah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1.733001" calcext:value-type="float">
            <text:p>402091,73300100000</text:p>
          </table:table-cell>
          <table:table-cell office:value-type="float" office:value="5342728.55598" calcext:value-type="float">
            <text:p>5342728,55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9.451001" calcext:value-type="float">
            <text:p>402089,45100100000</text:p>
          </table:table-cell>
          <table:table-cell office:value-type="float" office:value="5342733.08198" calcext:value-type="float">
            <text:p>5342733,081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6.791001" calcext:value-type="float">
            <text:p>402086,79100100000</text:p>
          </table:table-cell>
          <table:table-cell office:value-type="float" office:value="5342729.34398" calcext:value-type="float">
            <text:p>5342729,34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,00000000000</text:p>
          </table:table-cell>
          <table:table-cell office:value-type="string" calcext:value-type="string">
            <text:p>Es</text:p>
          </table:table-cell>
          <table:table-cell office:value-type="float" office:value="47" calcext:value-type="float">
            <text:p>47,00000000000</text:p>
          </table:table-cell>
          <table:table-cell office:value-type="float" office:value="53" calcext:value-type="float">
            <text:p>5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5.359001" calcext:value-type="float">
            <text:p>402085,35900100000</text:p>
          </table:table-cell>
          <table:table-cell office:value-type="float" office:value="5342735.39898" calcext:value-type="float">
            <text:p>5342735,39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,00000000000</text:p>
          </table:table-cell>
          <table:table-cell office:value-type="string" calcext:value-type="string">
            <text:p>Rha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1.993001" calcext:value-type="float">
            <text:p>402081,99300100000</text:p>
          </table:table-cell>
          <table:table-cell office:value-type="float" office:value="5342733.83898" calcext:value-type="float">
            <text:p>5342733,838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,00000000000</text:p>
          </table:table-cell>
          <table:table-cell office:value-type="string" calcext:value-type="string">
            <text:p>Es</text:p>
          </table:table-cell>
          <table:table-cell office:value-type="float" office:value="47.5" calcext:value-type="float">
            <text:p>47,50000000000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8.744001" calcext:value-type="float">
            <text:p>402078,74400100000</text:p>
          </table:table-cell>
          <table:table-cell office:value-type="float" office:value="5342735.34398" calcext:value-type="float">
            <text:p>5342735,34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,00000000000</text:p>
          </table:table-cell>
          <table:table-cell office:value-type="string" calcext:value-type="string">
            <text:p>BAh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BHD gemessen bei 1,35m wegen überwallenden Ast</text:p>
          </table:table-cell>
          <table:table-cell office:value-type="float" office:value="402079.785001" calcext:value-type="float">
            <text:p>402079,78500100000</text:p>
          </table:table-cell>
          <table:table-cell office:value-type="float" office:value="5342736.73398" calcext:value-type="float">
            <text:p>5342736,73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2" calcext:value-type="float">
            <text:p>2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1.335001" calcext:value-type="float">
            <text:p>402081,33500100000</text:p>
          </table:table-cell>
          <table:table-cell office:value-type="float" office:value="5342738.41098" calcext:value-type="float">
            <text:p>5342738,41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,00000000000</text:p>
          </table:table-cell>
          <table:table-cell office:value-type="string" calcext:value-type="string">
            <text:p>Salix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2.184001" calcext:value-type="float">
            <text:p>402082,18400100000</text:p>
          </table:table-cell>
          <table:table-cell office:value-type="float" office:value="5342739.00598" calcext:value-type="float">
            <text:p>5342739,005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,00000000000</text:p>
          </table:table-cell>
          <table:table-cell office:value-type="string" calcext:value-type="string">
            <text:p>Es</text:p>
          </table:table-cell>
          <table:table-cell office:value-type="float" office:value="51" calcext:value-type="float">
            <text:p>51,00000000000</text:p>
          </table:table-cell>
          <table:table-cell office:value-type="float" office:value="52" calcext:value-type="float">
            <text:p>5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719001" calcext:value-type="float">
            <text:p>402084,71900100000</text:p>
          </table:table-cell>
          <table:table-cell office:value-type="float" office:value="5342740.16398" calcext:value-type="float">
            <text:p>5342740,16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,00000000000</text:p>
          </table:table-cell>
          <table:table-cell office:value-type="string" calcext:value-type="string">
            <text:p>Rha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439001" calcext:value-type="float">
            <text:p>402084,43900100000</text:p>
          </table:table-cell>
          <table:table-cell office:value-type="float" office:value="5342725.07698" calcext:value-type="float">
            <text:p>5342725,076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112001" calcext:value-type="float">
            <text:p>402084,11200100000</text:p>
          </table:table-cell>
          <table:table-cell office:value-type="float" office:value="5342723.20098" calcext:value-type="float">
            <text:p>5342723,20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species mit Fragezeichen</text:p>
          </table:table-cell>
          <table:table-cell office:value-type="float" office:value="402082.002001" calcext:value-type="float">
            <text:p>402082,00200100000</text:p>
          </table:table-cell>
          <table:table-cell office:value-type="float" office:value="5342724.19498" calcext:value-type="float">
            <text:p>5342724,19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,00000000000</text:p>
          </table:table-cell>
          <table:table-cell office:value-type="string" calcext:value-type="string">
            <text:p>Ah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9.533001" calcext:value-type="float">
            <text:p>402079,53300100000</text:p>
          </table:table-cell>
          <table:table-cell office:value-type="float" office:value="5342721.37498" calcext:value-type="float">
            <text:p>5342721,37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,00000000000</text:p>
          </table:table-cell>
          <table:table-cell office:value-type="string" calcext:value-type="string">
            <text:p>Es</text:p>
          </table:table-cell>
          <table:table-cell office:value-type="float" office:value="57" calcext:value-type="float">
            <text:p>57,00000000000</text:p>
          </table:table-cell>
          <table:table-cell office:value-type="float" office:value="56.5" calcext:value-type="float">
            <text:p>5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8.837001" calcext:value-type="float">
            <text:p>402078,83700100000</text:p>
          </table:table-cell>
          <table:table-cell office:value-type="float" office:value="5342725.28198" calcext:value-type="float">
            <text:p>5342725,28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2.5" calcext:value-type="float">
            <text:p>1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7.348001" calcext:value-type="float">
            <text:p>402077,34800100000</text:p>
          </table:table-cell>
          <table:table-cell office:value-type="float" office:value="5342725.12098" calcext:value-type="float">
            <text:p>5342725,12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,00000000000</text:p>
          </table:table-cell>
          <table:table-cell office:value-type="string" calcext:value-type="string">
            <text:p>Es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100001" calcext:value-type="float">
            <text:p>402074,10000100000</text:p>
          </table:table-cell>
          <table:table-cell office:value-type="float" office:value="5342721.95098" calcext:value-type="float">
            <text:p>5342721,95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812001" calcext:value-type="float">
            <text:p>402071,81200100000</text:p>
          </table:table-cell>
          <table:table-cell office:value-type="float" office:value="5342722.09498" calcext:value-type="float">
            <text:p>5342722,09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,00000000000</text:p>
          </table:table-cell>
          <table:table-cell office:value-type="string" calcext:value-type="string">
            <text:p>Ah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596001" calcext:value-type="float">
            <text:p>402072,59600100000</text:p>
          </table:table-cell>
          <table:table-cell office:value-type="float" office:value="5342723.72098" calcext:value-type="float">
            <text:p>5342723,72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,00000000000</text:p>
          </table:table-cell>
          <table:table-cell office:value-type="string" calcext:value-type="string">
            <text:p>Ah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68.746001" calcext:value-type="float">
            <text:p>402068,74600100000</text:p>
          </table:table-cell>
          <table:table-cell office:value-type="float" office:value="5342723.75898" calcext:value-type="float">
            <text:p>5342723,75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,00000000000</text:p>
          </table:table-cell>
          <table:table-cell office:value-type="string" calcext:value-type="string">
            <text:p>Es</text:p>
          </table:table-cell>
          <table:table-cell office:value-type="float" office:value="63" calcext:value-type="float">
            <text:p>63,00000000000</text:p>
          </table:table-cell>
          <table:table-cell office:value-type="float" office:value="63.5" calcext:value-type="float">
            <text:p>6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69.859001" calcext:value-type="float">
            <text:p>402069,85900100000</text:p>
          </table:table-cell>
          <table:table-cell office:value-type="float" office:value="5342726.67798" calcext:value-type="float">
            <text:p>5342726,67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,00000000000</text:p>
          </table:table-cell>
          <table:table-cell office:value-type="string" calcext:value-type="string">
            <text:p>Es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412001" calcext:value-type="float">
            <text:p>402074,41200100000</text:p>
          </table:table-cell>
          <table:table-cell office:value-type="float" office:value="5342732.79798" calcext:value-type="float">
            <text:p>5342732,79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934001" calcext:value-type="float">
            <text:p>402072,93400100000</text:p>
          </table:table-cell>
          <table:table-cell office:value-type="float" office:value="5342732.26498" calcext:value-type="float">
            <text:p>5342732,26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402001" calcext:value-type="float">
            <text:p>402072,40200100000</text:p>
          </table:table-cell>
          <table:table-cell office:value-type="float" office:value="5342732.54598" calcext:value-type="float">
            <text:p>5342732,545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,00000000000</text:p>
          </table:table-cell>
          <table:table-cell office:value-type="string" calcext:value-type="string">
            <text:p>Salix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0.822001" calcext:value-type="float">
            <text:p>402070,82200100000</text:p>
          </table:table-cell>
          <table:table-cell office:value-type="float" office:value="5342733.42098" calcext:value-type="float">
            <text:p>5342733,42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9.092001" calcext:value-type="float">
            <text:p>402079,09200100000</text:p>
          </table:table-cell>
          <table:table-cell office:value-type="float" office:value="5342746.15598" calcext:value-type="float">
            <text:p>5342746,15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,00000000000</text:p>
          </table:table-cell>
          <table:table-cell office:value-type="string" calcext:value-type="string">
            <text:p>Es</text:p>
          </table:table-cell>
          <table:table-cell office:value-type="float" office:value="52" calcext:value-type="float">
            <text:p>52,00000000000</text:p>
          </table:table-cell>
          <table:table-cell office:value-type="float" office:value="50" calcext:value-type="float">
            <text:p>5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6.950001" calcext:value-type="float">
            <text:p>402076,95000100000</text:p>
          </table:table-cell>
          <table:table-cell office:value-type="float" office:value="5342745.17198" calcext:value-type="float">
            <text:p>5342745,17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,00000000000</text:p>
          </table:table-cell>
          <table:table-cell office:value-type="string" calcext:value-type="string">
            <text:p>Es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678001" calcext:value-type="float">
            <text:p>402075,67800100000</text:p>
          </table:table-cell>
          <table:table-cell office:value-type="float" office:value="5342745.94098" calcext:value-type="float">
            <text:p>5342745,94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3.529001" calcext:value-type="float">
            <text:p>402073,52900100000</text:p>
          </table:table-cell>
          <table:table-cell office:value-type="float" office:value="5342746.77398" calcext:value-type="float">
            <text:p>5342746,77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,00000000000</text:p>
          </table:table-cell>
          <table:table-cell office:value-type="string" calcext:value-type="string">
            <text:p>Es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561001" calcext:value-type="float">
            <text:p>402075,56100100000</text:p>
          </table:table-cell>
          <table:table-cell office:value-type="float" office:value="5342743.23298" calcext:value-type="float">
            <text:p>5342743,232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,00000000000</text:p>
          </table:table-cell>
          <table:table-cell office:value-type="string" calcext:value-type="string">
            <text:p>Salix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89.808001" calcext:value-type="float">
            <text:p>402089,80800100000</text:p>
          </table:table-cell>
          <table:table-cell office:value-type="float" office:value="5342737.03598" calcext:value-type="float">
            <text:p>5342737,035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,00000000000</text:p>
          </table:table-cell>
          <table:table-cell office:value-type="string" calcext:value-type="string">
            <text:p>Es</text:p>
          </table:table-cell>
          <table:table-cell office:value-type="float" office:value="57" calcext:value-type="float">
            <text:p>57,00000000000</text:p>
          </table:table-cell>
          <table:table-cell office:value-type="float" office:value="60" calcext:value-type="float">
            <text:p>6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258001" calcext:value-type="float">
            <text:p>402072,25800100000</text:p>
          </table:table-cell>
          <table:table-cell office:value-type="float" office:value="5342719.32798" calcext:value-type="float">
            <text:p>5342719,32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,00000000000</text:p>
          </table:table-cell>
          <table:table-cell office:value-type="string" calcext:value-type="string">
            <text:p>Rha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342001" calcext:value-type="float">
            <text:p>402071,34200100000</text:p>
          </table:table-cell>
          <table:table-cell office:value-type="float" office:value="5342718.31498" calcext:value-type="float">
            <text:p>5342718,31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,00000000000</text:p>
          </table:table-cell>
          <table:table-cell office:value-type="string" calcext:value-type="string">
            <text:p>Salix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166001" calcext:value-type="float">
            <text:p>402072,16600100000</text:p>
          </table:table-cell>
          <table:table-cell office:value-type="float" office:value="5342717.94698" calcext:value-type="float">
            <text:p>5342717,94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,00000000000</text:p>
          </table:table-cell>
          <table:table-cell office:value-type="string" calcext:value-type="string">
            <text:p>Rha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6.760001" calcext:value-type="float">
            <text:p>402076,76000100000</text:p>
          </table:table-cell>
          <table:table-cell office:value-type="float" office:value="5342716.93598" calcext:value-type="float">
            <text:p>5342716,93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,00000000000</text:p>
          </table:table-cell>
          <table:table-cell office:value-type="string" calcext:value-type="string">
            <text:p>Ah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397001" calcext:value-type="float">
            <text:p>402075,39700100000</text:p>
          </table:table-cell>
          <table:table-cell office:value-type="float" office:value="5342712.57098" calcext:value-type="float">
            <text:p>5342712,57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,00000000000</text:p>
          </table:table-cell>
          <table:table-cell office:value-type="string" calcext:value-type="string">
            <text:p>Es</text:p>
          </table:table-cell>
          <table:table-cell office:value-type="float" office:value="67" calcext:value-type="float">
            <text:p>67,00000000000</text:p>
          </table:table-cell>
          <table:table-cell office:value-type="float" office:value="66.5" calcext:value-type="float">
            <text:p>6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134001" calcext:value-type="float">
            <text:p>402071,13400100000</text:p>
          </table:table-cell>
          <table:table-cell office:value-type="float" office:value="5342711.95298" calcext:value-type="float">
            <text:p>5342711,95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366001" calcext:value-type="float">
            <text:p>402071,36600100000</text:p>
          </table:table-cell>
          <table:table-cell office:value-type="float" office:value="5342712.88198" calcext:value-type="float">
            <text:p>5342712,881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,00000000000</text:p>
          </table:table-cell>
          <table:table-cell office:value-type="string" calcext:value-type="string">
            <text:p>Salix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8.206001" calcext:value-type="float">
            <text:p>402078,20600100000</text:p>
          </table:table-cell>
          <table:table-cell office:value-type="float" office:value="5342710.65498" calcext:value-type="float">
            <text:p>5342710,65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,00000000000</text:p>
          </table:table-cell>
          <table:table-cell office:value-type="string" calcext:value-type="string">
            <text:p>Es</text:p>
          </table:table-cell>
          <table:table-cell office:value-type="float" office:value="49.5" calcext:value-type="float">
            <text:p>49,50000000000</text:p>
          </table:table-cell>
          <table:table-cell office:value-type="float" office:value="48.5" calcext:value-type="float">
            <text:p>4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6.588001" calcext:value-type="float">
            <text:p>402076,58800100000</text:p>
          </table:table-cell>
          <table:table-cell office:value-type="float" office:value="5342709.47198" calcext:value-type="float">
            <text:p>5342709,47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,00000000000</text:p>
          </table:table-cell>
          <table:table-cell office:value-type="string" calcext:value-type="string">
            <text:p>BAh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8.617001" calcext:value-type="float">
            <text:p>402078,61700100000</text:p>
          </table:table-cell>
          <table:table-cell office:value-type="float" office:value="5342707.57198" calcext:value-type="float">
            <text:p>5342707,57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,00000000000</text:p>
          </table:table-cell>
          <table:table-cell office:value-type="string" calcext:value-type="string">
            <text:p>Es</text:p>
          </table:table-cell>
          <table:table-cell office:value-type="float" office:value="44.5" calcext:value-type="float">
            <text:p>44,50000000000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3.032001" calcext:value-type="float">
            <text:p>402083,03200100000</text:p>
          </table:table-cell>
          <table:table-cell office:value-type="float" office:value="5342710.52998" calcext:value-type="float">
            <text:p>5342710,529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,00000000000</text:p>
          </table:table-cell>
          <table:table-cell office:value-type="string" calcext:value-type="string">
            <text:p>Li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1.740001" calcext:value-type="float">
            <text:p>402081,74000100000</text:p>
          </table:table-cell>
          <table:table-cell office:value-type="float" office:value="5342708.33098" calcext:value-type="float">
            <text:p>5342708,33098000000</text:p>
          </table:table-cell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,00000000000</text:p>
          </table:table-cell>
          <table:table-cell office:value-type="string" calcext:value-type="string">
            <text:p>Es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5.561001" calcext:value-type="float">
            <text:p>402085,56100100000</text:p>
          </table:table-cell>
          <table:table-cell office:value-type="float" office:value="5342707.12698" calcext:value-type="float">
            <text:p>5342707,12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fast abgestorben</text:p>
          </table:table-cell>
          <table:table-cell office:value-type="float" office:value="402077.846001" calcext:value-type="float">
            <text:p>402077,84600100000</text:p>
          </table:table-cell>
          <table:table-cell office:value-type="float" office:value="5342704.23898" calcext:value-type="float">
            <text:p>5342704,23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5.5" calcext:value-type="float">
            <text:p>1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9.673001" calcext:value-type="float">
            <text:p>402079,67300100000</text:p>
          </table:table-cell>
          <table:table-cell office:value-type="float" office:value="5342703.17798" calcext:value-type="float">
            <text:p>5342703,17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,00000000000</text:p>
          </table:table-cell>
          <table:table-cell office:value-type="string" calcext:value-type="string">
            <text:p>Es</text:p>
          </table:table-cell>
          <table:table-cell office:value-type="float" office:value="55" calcext:value-type="float">
            <text:p>55,00000000000</text:p>
          </table:table-cell>
          <table:table-cell office:value-type="float" office:value="56.5" calcext:value-type="float">
            <text:p>5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0.649001" calcext:value-type="float">
            <text:p>402070,64900100000</text:p>
          </table:table-cell>
          <table:table-cell office:value-type="float" office:value="5342736.30198" calcext:value-type="float">
            <text:p>5342736,30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973001" calcext:value-type="float">
            <text:p>402071,97300100000</text:p>
          </table:table-cell>
          <table:table-cell office:value-type="float" office:value="5342740.12398" calcext:value-type="float">
            <text:p>5342740,123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74.144001" calcext:value-type="float">
            <text:p>402074,14400100000</text:p>
          </table:table-cell>
          <table:table-cell office:value-type="float" office:value="5342737.79298" calcext:value-type="float">
            <text:p>5342737,792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75.163001" calcext:value-type="float">
            <text:p>402075,16300100000</text:p>
          </table:table-cell>
          <table:table-cell office:value-type="float" office:value="5342738.35798" calcext:value-type="float">
            <text:p>5342738,35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,00000000000</text:p>
          </table:table-cell>
          <table:table-cell office:value-type="string" calcext:value-type="string">
            <text:p>Rha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685001" calcext:value-type="float">
            <text:p>402075,68500100000</text:p>
          </table:table-cell>
          <table:table-cell office:value-type="float" office:value="5342735.80998" calcext:value-type="float">
            <text:p>5342735,809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,00000000000</text:p>
          </table:table-cell>
          <table:table-cell office:value-type="string" calcext:value-type="string">
            <text:p>Salix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76.098001" calcext:value-type="float">
            <text:p>402076,09800100000</text:p>
          </table:table-cell>
          <table:table-cell office:value-type="float" office:value="5342738.87898" calcext:value-type="float">
            <text:p>5342738,87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,00000000000</text:p>
          </table:table-cell>
          <table:table-cell office:value-type="string" calcext:value-type="string">
            <text:p>Es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7.398001" calcext:value-type="float">
            <text:p>402077,39800100000</text:p>
          </table:table-cell>
          <table:table-cell office:value-type="float" office:value="5342738.00598" calcext:value-type="float">
            <text:p>5342738,00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,00000000000</text:p>
          </table:table-cell>
          <table:table-cell office:value-type="string" calcext:value-type="string">
            <text:p>Li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6.317001" calcext:value-type="float">
            <text:p>402086,31700100000</text:p>
          </table:table-cell>
          <table:table-cell office:value-type="float" office:value="5342703.52298" calcext:value-type="float">
            <text:p>5342703,52298000000</text:p>
          </table:table-cell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847001" calcext:value-type="float">
            <text:p>402088,84700100000</text:p>
          </table:table-cell>
          <table:table-cell office:value-type="float" office:value="5342705.99098" calcext:value-type="float">
            <text:p>5342705,99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,00000000000</text:p>
          </table:table-cell>
          <table:table-cell office:value-type="string" calcext:value-type="string">
            <text:p>Es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9.401001" calcext:value-type="float">
            <text:p>402089,40100100000</text:p>
          </table:table-cell>
          <table:table-cell office:value-type="float" office:value="5342703.00698" calcext:value-type="float">
            <text:p>5342703,006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,00000000000</text:p>
          </table:table-cell>
          <table:table-cell office:value-type="string" calcext:value-type="string">
            <text:p>Salix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623001" calcext:value-type="float">
            <text:p>402088,62300100000</text:p>
          </table:table-cell>
          <table:table-cell office:value-type="float" office:value="5342702.04898" calcext:value-type="float">
            <text:p>5342702,04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,00000000000</text:p>
          </table:table-cell>
          <table:table-cell office:value-type="string" calcext:value-type="string">
            <text:p>Es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7.915001" calcext:value-type="float">
            <text:p>402087,91500100000</text:p>
          </table:table-cell>
          <table:table-cell office:value-type="float" office:value="5342700.76898" calcext:value-type="float">
            <text:p>5342700,768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,00000000000</text:p>
          </table:table-cell>
          <table:table-cell office:value-type="string" calcext:value-type="string">
            <text:p>Es</text:p>
          </table:table-cell>
          <table:table-cell office:value-type="float" office:value="56" calcext:value-type="float">
            <text:p>56,00000000000</text:p>
          </table:table-cell>
          <table:table-cell office:value-type="float" office:value="53" calcext:value-type="float">
            <text:p>5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1.370001" calcext:value-type="float">
            <text:p>402091,37000100000</text:p>
          </table:table-cell>
          <table:table-cell office:value-type="float" office:value="5342705.51398" calcext:value-type="float">
            <text:p>5342705,51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,00000000000</text:p>
          </table:table-cell>
          <table:table-cell office:value-type="string" calcext:value-type="string">
            <text:p>Rha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12.5" calcext:value-type="float">
            <text:p>1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2.223001" calcext:value-type="float">
            <text:p>402092,22300100000</text:p>
          </table:table-cell>
          <table:table-cell office:value-type="float" office:value="5342704.49898" calcext:value-type="float">
            <text:p>5342704,498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,00000000000</text:p>
          </table:table-cell>
          <table:table-cell office:value-type="string" calcext:value-type="string">
            <text:p>Salix</text:p>
          </table:table-cell>
          <table:table-cell office:value-type="float" office:value="12.5" calcext:value-type="float">
            <text:p>12,5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860001" calcext:value-type="float">
            <text:p>402088,86000100000</text:p>
          </table:table-cell>
          <table:table-cell office:value-type="float" office:value="5342699.45798" calcext:value-type="float">
            <text:p>5342699,45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871001" calcext:value-type="float">
            <text:p>402095,87100100000</text:p>
          </table:table-cell>
          <table:table-cell office:value-type="float" office:value="5342703.62498" calcext:value-type="float">
            <text:p>5342703,62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,00000000000</text:p>
          </table:table-cell>
          <table:table-cell office:value-type="string" calcext:value-type="string">
            <text:p>Es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4.044001" calcext:value-type="float">
            <text:p>402094,04400100000</text:p>
          </table:table-cell>
          <table:table-cell office:value-type="float" office:value="5342702.00898" calcext:value-type="float">
            <text:p>5342702,008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1.060001" calcext:value-type="float">
            <text:p>402091,06000100000</text:p>
          </table:table-cell>
          <table:table-cell office:value-type="float" office:value="5342700.41698" calcext:value-type="float">
            <text:p>5342700,416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,00000000000</text:p>
          </table:table-cell>
          <table:table-cell office:value-type="string" calcext:value-type="string">
            <text:p>Es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48.5" calcext:value-type="float">
            <text:p>4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1.770001" calcext:value-type="float">
            <text:p>402101,77000100000</text:p>
          </table:table-cell>
          <table:table-cell office:value-type="float" office:value="5342694.74298" calcext:value-type="float">
            <text:p>5342694,74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,00000000000</text:p>
          </table:table-cell>
          <table:table-cell office:value-type="string" calcext:value-type="string">
            <text:p>Es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3.508001" calcext:value-type="float">
            <text:p>402103,50800100000</text:p>
          </table:table-cell>
          <table:table-cell office:value-type="float" office:value="5342695.15098" calcext:value-type="float">
            <text:p>5342695,150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,00000000000</text:p>
          </table:table-cell>
          <table:table-cell office:value-type="string" calcext:value-type="string">
            <text:p>Ah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4.568001" calcext:value-type="float">
            <text:p>402104,56800100000</text:p>
          </table:table-cell>
          <table:table-cell office:value-type="float" office:value="5342696.19798" calcext:value-type="float">
            <text:p>5342696,19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,00000000000</text:p>
          </table:table-cell>
          <table:table-cell office:value-type="string" calcext:value-type="string">
            <text:p>Rha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3.086001" calcext:value-type="float">
            <text:p>402103,08600100000</text:p>
          </table:table-cell>
          <table:table-cell office:value-type="float" office:value="5342692.44598" calcext:value-type="float">
            <text:p>5342692,44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,00000000000</text:p>
          </table:table-cell>
          <table:table-cell office:value-type="string" calcext:value-type="string">
            <text:p>Salix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0.828001" calcext:value-type="float">
            <text:p>402110,82800100000</text:p>
          </table:table-cell>
          <table:table-cell office:value-type="float" office:value="5342695.97398" calcext:value-type="float">
            <text:p>5342695,973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,00000000000</text:p>
          </table:table-cell>
          <table:table-cell office:value-type="string" calcext:value-type="string">
            <text:p>Es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4.901001" calcext:value-type="float">
            <text:p>402104,90100100000</text:p>
          </table:table-cell>
          <table:table-cell office:value-type="float" office:value="5342691.88698" calcext:value-type="float">
            <text:p>5342691,88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,00000000000</text:p>
          </table:table-cell>
          <table:table-cell office:value-type="string" calcext:value-type="string">
            <text:p>Es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5.967001" calcext:value-type="float">
            <text:p>402115,96700100000</text:p>
          </table:table-cell>
          <table:table-cell office:value-type="float" office:value="5342691.36198" calcext:value-type="float">
            <text:p>5342691,361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,00000000000</text:p>
          </table:table-cell>
          <table:table-cell office:value-type="string" calcext:value-type="string">
            <text:p>Es</text:p>
          </table:table-cell>
          <table:table-cell office:value-type="float" office:value="26.5" calcext:value-type="float">
            <text:p>26,5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7.157001" calcext:value-type="float">
            <text:p>402117,15700100000</text:p>
          </table:table-cell>
          <table:table-cell office:value-type="float" office:value="5342689.98998" calcext:value-type="float">
            <text:p>5342689,989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,00000000000</text:p>
          </table:table-cell>
          <table:table-cell office:value-type="string" calcext:value-type="string">
            <text:p>Es</text:p>
          </table:table-cell>
          <table:table-cell office:value-type="float" office:value="52" calcext:value-type="float">
            <text:p>52,00000000000</text:p>
          </table:table-cell>
          <table:table-cell office:value-type="float" office:value="57" calcext:value-type="float">
            <text:p>5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2.511001" calcext:value-type="float">
            <text:p>402112,51100100000</text:p>
          </table:table-cell>
          <table:table-cell office:value-type="float" office:value="5342690.48698" calcext:value-type="float">
            <text:p>5342690,48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,00000000000</text:p>
          </table:table-cell>
          <table:table-cell office:value-type="string" calcext:value-type="string">
            <text:p>Rha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2.292001" calcext:value-type="float">
            <text:p>402112,29200100000</text:p>
          </table:table-cell>
          <table:table-cell office:value-type="float" office:value="5342688.83498" calcext:value-type="float">
            <text:p>5342688,83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,00000000000</text:p>
          </table:table-cell>
          <table:table-cell office:value-type="string" calcext:value-type="string">
            <text:p>Es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46.5" calcext:value-type="float">
            <text:p>4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1.480001" calcext:value-type="float">
            <text:p>402111,48000100000</text:p>
          </table:table-cell>
          <table:table-cell office:value-type="float" office:value="5342685.89798" calcext:value-type="float">
            <text:p>5342685,897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,00000000000</text:p>
          </table:table-cell>
          <table:table-cell office:value-type="string" calcext:value-type="string">
            <text:p>BAh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7.117001" calcext:value-type="float">
            <text:p>402117,11700100000</text:p>
          </table:table-cell>
          <table:table-cell office:value-type="float" office:value="5342684.09398" calcext:value-type="float">
            <text:p>5342684,09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,00000000000</text:p>
          </table:table-cell>
          <table:table-cell office:value-type="string" calcext:value-type="string">
            <text:p>Ah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731001" calcext:value-type="float">
            <text:p>402113,73100100000</text:p>
          </table:table-cell>
          <table:table-cell office:value-type="float" office:value="5342681.26198" calcext:value-type="float">
            <text:p>5342681,26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,00000000000</text:p>
          </table:table-cell>
          <table:table-cell office:value-type="string" calcext:value-type="string">
            <text:p>Es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39.5" calcext:value-type="float">
            <text:p>3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6.242001" calcext:value-type="float">
            <text:p>402116,24200100000</text:p>
          </table:table-cell>
          <table:table-cell office:value-type="float" office:value="5342682.24998" calcext:value-type="float">
            <text:p>5342682,2499800000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3.5" calcext:value-type="float">
            <text:p>4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0.313001" calcext:value-type="float">
            <text:p>402120,31300100000</text:p>
          </table:table-cell>
          <table:table-cell office:value-type="float" office:value="5342678.03798" calcext:value-type="float">
            <text:p>5342678,03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,00000000000</text:p>
          </table:table-cell>
          <table:table-cell office:value-type="string" calcext:value-type="string">
            <text:p>BAh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459001" calcext:value-type="float">
            <text:p>402122,45900100000</text:p>
          </table:table-cell>
          <table:table-cell office:value-type="float" office:value="5342683.54198" calcext:value-type="float">
            <text:p>5342683,54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,00000000000</text:p>
          </table:table-cell>
          <table:table-cell office:value-type="string" calcext:value-type="string">
            <text:p>BAh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014001" calcext:value-type="float">
            <text:p>402074,01400100000</text:p>
          </table:table-cell>
          <table:table-cell office:value-type="float" office:value="5342748.76298" calcext:value-type="float">
            <text:p>5342748,76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,00000000000</text:p>
          </table:table-cell>
          <table:table-cell office:value-type="string" calcext:value-type="string">
            <text:p>Rha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12.5" calcext:value-type="float">
            <text:p>1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869001" calcext:value-type="float">
            <text:p>402074,86900100000</text:p>
          </table:table-cell>
          <table:table-cell office:value-type="float" office:value="5342744.47198" calcext:value-type="float">
            <text:p>5342744,471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77" calcext:value-type="float">
            <text:p>7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045001" calcext:value-type="float">
            <text:p>402075,04500100000</text:p>
          </table:table-cell>
          <table:table-cell office:value-type="float" office:value="5342741.21698" calcext:value-type="float">
            <text:p>5342741,21698000000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3.624001" calcext:value-type="float">
            <text:p>402123,62400100000</text:p>
          </table:table-cell>
          <table:table-cell office:value-type="float" office:value="5342679.47898" calcext:value-type="float">
            <text:p>5342679,47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7.904001" calcext:value-type="float">
            <text:p>402127,90400100000</text:p>
          </table:table-cell>
          <table:table-cell office:value-type="float" office:value="5342676.53398" calcext:value-type="float">
            <text:p>5342676,53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,00000000000</text:p>
          </table:table-cell>
          <table:table-cell office:value-type="string" calcext:value-type="string">
            <text:p>Es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2.664001" calcext:value-type="float">
            <text:p>402132,66400100000</text:p>
          </table:table-cell>
          <table:table-cell office:value-type="float" office:value="5342686.67998" calcext:value-type="float">
            <text:p>5342686,67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,00000000000</text:p>
          </table:table-cell>
          <table:table-cell office:value-type="string" calcext:value-type="string">
            <text:p>BAh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1.041001" calcext:value-type="float">
            <text:p>402131,04100100000</text:p>
          </table:table-cell>
          <table:table-cell office:value-type="float" office:value="5342678.64398" calcext:value-type="float">
            <text:p>5342678,64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2.810001" calcext:value-type="float">
            <text:p>402132,81000100000</text:p>
          </table:table-cell>
          <table:table-cell office:value-type="float" office:value="5342678.92098" calcext:value-type="float">
            <text:p>5342678,92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,00000000000</text:p>
          </table:table-cell>
          <table:table-cell office:value-type="string" calcext:value-type="string">
            <text:p>Rha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1.821001" calcext:value-type="float">
            <text:p>402131,82100100000</text:p>
          </table:table-cell>
          <table:table-cell office:value-type="float" office:value="5342682.41998" calcext:value-type="float">
            <text:p>5342682,419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,00000000000</text:p>
          </table:table-cell>
          <table:table-cell office:value-type="string" calcext:value-type="string">
            <text:p>BAh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uenglich als Es deklariert</text:p>
          </table:table-cell>
          <table:table-cell office:value-type="float" office:value="402133.729001" calcext:value-type="float">
            <text:p>402133,72900100000</text:p>
          </table:table-cell>
          <table:table-cell office:value-type="float" office:value="5342678.43898" calcext:value-type="float">
            <text:p>5342678,43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,00000000000</text:p>
          </table:table-cell>
          <table:table-cell office:value-type="string" calcext:value-type="string">
            <text:p>Es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4.840001" calcext:value-type="float">
            <text:p>402134,84000100000</text:p>
          </table:table-cell>
          <table:table-cell office:value-type="float" office:value="5342681.66798" calcext:value-type="float">
            <text:p>5342681,66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,00000000000</text:p>
          </table:table-cell>
          <table:table-cell office:value-type="string" calcext:value-type="string">
            <text:p>Es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Kronenbruch</text:p>
          </table:table-cell>
          <table:table-cell office:value-type="float" office:value="402136.608001" calcext:value-type="float">
            <text:p>402136,60800100000</text:p>
          </table:table-cell>
          <table:table-cell office:value-type="float" office:value="5342686.27498" calcext:value-type="float">
            <text:p>5342686,274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,00000000000</text:p>
          </table:table-cell>
          <table:table-cell office:value-type="string" calcext:value-type="string">
            <text:p>Es</text:p>
          </table:table-cell>
          <table:table-cell office:value-type="float" office:value="44.5" calcext:value-type="float">
            <text:p>44,50000000000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0.349001" calcext:value-type="float">
            <text:p>402140,34900100000</text:p>
          </table:table-cell>
          <table:table-cell office:value-type="float" office:value="5342684.14898" calcext:value-type="float">
            <text:p>5342684,14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,00000000000</text:p>
          </table:table-cell>
          <table:table-cell office:value-type="string" calcext:value-type="string">
            <text:p>Es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uenglich als BAh deklariert</text:p>
          </table:table-cell>
          <table:table-cell office:value-type="float" office:value="402136.976001" calcext:value-type="float">
            <text:p>402136,97600100000</text:p>
          </table:table-cell>
          <table:table-cell office:value-type="float" office:value="5342674.39798" calcext:value-type="float">
            <text:p>5342674,39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,00000000000</text:p>
          </table:table-cell>
          <table:table-cell office:value-type="string" calcext:value-type="string">
            <text:p>BAh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8.075001" calcext:value-type="float">
            <text:p>402138,07500100000</text:p>
          </table:table-cell>
          <table:table-cell office:value-type="float" office:value="5342675.90498" calcext:value-type="float">
            <text:p>5342675,90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,00000000000</text:p>
          </table:table-cell>
          <table:table-cell office:value-type="string" calcext:value-type="string">
            <text:p>Ah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8.713001" calcext:value-type="float">
            <text:p>402138,71300100000</text:p>
          </table:table-cell>
          <table:table-cell office:value-type="float" office:value="5342679.89498" calcext:value-type="float">
            <text:p>5342679,89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,00000000000</text:p>
          </table:table-cell>
          <table:table-cell office:value-type="string" calcext:value-type="string">
            <text:p>Es</text:p>
          </table:table-cell>
          <table:table-cell office:value-type="float" office:value="39.5" calcext:value-type="float">
            <text:p>39,50000000000</text:p>
          </table:table-cell>
          <table:table-cell office:value-type="float" office:value="38.5" calcext:value-type="float">
            <text:p>3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7.348001" calcext:value-type="float">
            <text:p>402147,34800100000</text:p>
          </table:table-cell>
          <table:table-cell office:value-type="float" office:value="5342682.20298" calcext:value-type="float">
            <text:p>5342682,202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6.264001" calcext:value-type="float">
            <text:p>402146,26400100000</text:p>
          </table:table-cell>
          <table:table-cell office:value-type="float" office:value="5342683.22198" calcext:value-type="float">
            <text:p>5342683,221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1.152001" calcext:value-type="float">
            <text:p>402141,15200100000</text:p>
          </table:table-cell>
          <table:table-cell office:value-type="float" office:value="5342676.99798" calcext:value-type="float">
            <text:p>5342676,997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,00000000000</text:p>
          </table:table-cell>
          <table:table-cell office:value-type="string" calcext:value-type="string">
            <text:p>Es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2.935001" calcext:value-type="float">
            <text:p>402142,93500100000</text:p>
          </table:table-cell>
          <table:table-cell office:value-type="float" office:value="5342675.63798" calcext:value-type="float">
            <text:p>5342675,637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140.714001" calcext:value-type="float">
            <text:p>402140,71400100000</text:p>
          </table:table-cell>
          <table:table-cell office:value-type="float" office:value="5342673.53598" calcext:value-type="float">
            <text:p>5342673,53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,00000000000</text:p>
          </table:table-cell>
          <table:table-cell office:value-type="string" calcext:value-type="string">
            <text:p>Salix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4.448001" calcext:value-type="float">
            <text:p>402144,44800100000</text:p>
          </table:table-cell>
          <table:table-cell office:value-type="float" office:value="5342670.94998" calcext:value-type="float">
            <text:p>5342670,949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,00000000000</text:p>
          </table:table-cell>
          <table:table-cell office:value-type="string" calcext:value-type="string">
            <text:p>Salix</text:p>
          </table:table-cell>
          <table:table-cell office:value-type="float" office:value="15.5" calcext:value-type="float">
            <text:p>15,50000000000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6.705001" calcext:value-type="float">
            <text:p>402106,70500100000</text:p>
          </table:table-cell>
          <table:table-cell office:value-type="float" office:value="5342688.26198" calcext:value-type="float">
            <text:p>5342688,261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,00000000000</text:p>
          </table:table-cell>
          <table:table-cell office:value-type="string" calcext:value-type="string">
            <text:p>Salix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208001" calcext:value-type="float">
            <text:p>402097,20800100000</text:p>
          </table:table-cell>
          <table:table-cell office:value-type="float" office:value="5342691.72298" calcext:value-type="float">
            <text:p>5342691,722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027001" calcext:value-type="float">
            <text:p>402097,02700100000</text:p>
          </table:table-cell>
          <table:table-cell office:value-type="float" office:value="5342691.84198" calcext:value-type="float">
            <text:p>5342691,841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,00000000000</text:p>
          </table:table-cell>
          <table:table-cell office:value-type="string" calcext:value-type="string">
            <text:p>Es</text:p>
          </table:table-cell>
          <table:table-cell office:value-type="float" office:value="51" calcext:value-type="float">
            <text:p>51,00000000000</text:p>
          </table:table-cell>
          <table:table-cell office:value-type="float" office:value="53" calcext:value-type="float">
            <text:p>5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6.449001" calcext:value-type="float">
            <text:p>402096,44900100000</text:p>
          </table:table-cell>
          <table:table-cell office:value-type="float" office:value="5342693.24198" calcext:value-type="float">
            <text:p>5342693,24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6.986001" calcext:value-type="float">
            <text:p>402096,98600100000</text:p>
          </table:table-cell>
          <table:table-cell office:value-type="float" office:value="5342694.49498" calcext:value-type="float">
            <text:p>5342694,49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055001" calcext:value-type="float">
            <text:p>402097,05500100000</text:p>
          </table:table-cell>
          <table:table-cell office:value-type="float" office:value="5342694.26698" calcext:value-type="float">
            <text:p>5342694,26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,00000000000</text:p>
          </table:table-cell>
          <table:table-cell office:value-type="string" calcext:value-type="string">
            <text:p>Li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7.454001" calcext:value-type="float">
            <text:p>402087,45400100000</text:p>
          </table:table-cell>
          <table:table-cell office:value-type="float" office:value="5342691.64598" calcext:value-type="float">
            <text:p>5342691,64598000000</text:p>
          </table:table-cell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,00000000000</text:p>
          </table:table-cell>
          <table:table-cell office:value-type="string" calcext:value-type="string">
            <text:p>Es</text:p>
          </table:table-cell>
          <table:table-cell office:value-type="float" office:value="52" calcext:value-type="float">
            <text:p>52,00000000000</text:p>
          </table:table-cell>
          <table:table-cell office:value-type="float" office:value="54" calcext:value-type="float">
            <text:p>5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3.196001" calcext:value-type="float">
            <text:p>402083,19600100000</text:p>
          </table:table-cell>
          <table:table-cell office:value-type="float" office:value="5342693.30798" calcext:value-type="float">
            <text:p>5342693,30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,00000000000</text:p>
          </table:table-cell>
          <table:table-cell office:value-type="string" calcext:value-type="string">
            <text:p>Es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7.201001" calcext:value-type="float">
            <text:p>402087,20100100000</text:p>
          </table:table-cell>
          <table:table-cell office:value-type="float" office:value="5342696.88898" calcext:value-type="float">
            <text:p>5342696,88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,00000000000</text:p>
          </table:table-cell>
          <table:table-cell office:value-type="string" calcext:value-type="string">
            <text:p>Rha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3.545001" calcext:value-type="float">
            <text:p>402083,54500100000</text:p>
          </table:table-cell>
          <table:table-cell office:value-type="float" office:value="5342697.45198" calcext:value-type="float">
            <text:p>5342697,451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3.330001" calcext:value-type="float">
            <text:p>402083,33000100000</text:p>
          </table:table-cell>
          <table:table-cell office:value-type="float" office:value="5342698.78698" calcext:value-type="float">
            <text:p>5342698,78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,00000000000</text:p>
          </table:table-cell>
          <table:table-cell office:value-type="string" calcext:value-type="string">
            <text:p>Es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.5" calcext:value-type="float">
            <text:p>1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Haenger; haengt in 182</text:p>
          </table:table-cell>
          <table:table-cell office:value-type="float" office:value="402081.694001" calcext:value-type="float">
            <text:p>402081,69400100000</text:p>
          </table:table-cell>
          <table:table-cell office:value-type="float" office:value="5342698.11898" calcext:value-type="float">
            <text:p>5342698,11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8.026001" calcext:value-type="float">
            <text:p>402078,02600100000</text:p>
          </table:table-cell>
          <table:table-cell office:value-type="float" office:value="5342697.98498" calcext:value-type="float">
            <text:p>5342697,98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4" calcext:value-type="float">
            <text:p>1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161001" calcext:value-type="float">
            <text:p>402075,16100100000</text:p>
          </table:table-cell>
          <table:table-cell office:value-type="float" office:value="5342699.61398" calcext:value-type="float">
            <text:p>5342699,61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,00000000000</text:p>
          </table:table-cell>
          <table:table-cell office:value-type="string" calcext:value-type="string">
            <text:p>Salix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6.831001" calcext:value-type="float">
            <text:p>402076,83100100000</text:p>
          </table:table-cell>
          <table:table-cell office:value-type="float" office:value="5342699.87698" calcext:value-type="float">
            <text:p>5342699,87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,00000000000</text:p>
          </table:table-cell>
          <table:table-cell office:value-type="string" calcext:value-type="string">
            <text:p>Rha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612001" calcext:value-type="float">
            <text:p>402074,61200100000</text:p>
          </table:table-cell>
          <table:table-cell office:value-type="float" office:value="5342697.65098" calcext:value-type="float">
            <text:p>5342697,65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,00000000000</text:p>
          </table:table-cell>
          <table:table-cell office:value-type="string" calcext:value-type="string">
            <text:p>BAh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3.127001" calcext:value-type="float">
            <text:p>402073,12700100000</text:p>
          </table:table-cell>
          <table:table-cell office:value-type="float" office:value="5342703.31798" calcext:value-type="float">
            <text:p>5342703,31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,00000000000</text:p>
          </table:table-cell>
          <table:table-cell office:value-type="string" calcext:value-type="string">
            <text:p>BAh</text:p>
          </table:table-cell>
          <table:table-cell office:value-type="float" office:value="46" calcext:value-type="float">
            <text:p>46,00000000000</text:p>
          </table:table-cell>
          <table:table-cell office:value-type="float" office:value="45" calcext:value-type="float">
            <text:p>4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096001" calcext:value-type="float">
            <text:p>402072,09600100000</text:p>
          </table:table-cell>
          <table:table-cell office:value-type="float" office:value="5342697.07398" calcext:value-type="float">
            <text:p>5342697,07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,00000000000</text:p>
          </table:table-cell>
          <table:table-cell office:value-type="string" calcext:value-type="string">
            <text:p>Es</text:p>
          </table:table-cell>
          <table:table-cell office:value-type="float" office:value="50" calcext:value-type="float">
            <text:p>50,00000000000</text:p>
          </table:table-cell>
          <table:table-cell office:value-type="float" office:value="51" calcext:value-type="float">
            <text:p>5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0.532001" calcext:value-type="float">
            <text:p>402070,53200100000</text:p>
          </table:table-cell>
          <table:table-cell office:value-type="float" office:value="5342691.65698" calcext:value-type="float">
            <text:p>5342691,656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3.222001" calcext:value-type="float">
            <text:p>402073,22200100000</text:p>
          </table:table-cell>
          <table:table-cell office:value-type="float" office:value="5342690.77398" calcext:value-type="float">
            <text:p>5342690,77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,00000000000</text:p>
          </table:table-cell>
          <table:table-cell office:value-type="string" calcext:value-type="string">
            <text:p>Salix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7.9" calcext:value-type="float">
            <text:p>7,9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68.948001" calcext:value-type="float">
            <text:p>402068,94800100000</text:p>
          </table:table-cell>
          <table:table-cell office:value-type="float" office:value="5342709.53898" calcext:value-type="float">
            <text:p>5342709,53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,00000000000</text:p>
          </table:table-cell>
          <table:table-cell office:value-type="string" calcext:value-type="string">
            <text:p>Es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Schleimfluss</text:p>
          </table:table-cell>
          <table:table-cell office:value-type="float" office:value="402076.287001" calcext:value-type="float">
            <text:p>402076,28700100000</text:p>
          </table:table-cell>
          <table:table-cell office:value-type="float" office:value="5342689.91898" calcext:value-type="float">
            <text:p>5342689,91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,00000000000</text:p>
          </table:table-cell>
          <table:table-cell office:value-type="string" calcext:value-type="string">
            <text:p>Salix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0.653001" calcext:value-type="float">
            <text:p>402070,65300100000</text:p>
          </table:table-cell>
          <table:table-cell office:value-type="float" office:value="5342689.78198" calcext:value-type="float">
            <text:p>5342689,781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,00000000000</text:p>
          </table:table-cell>
          <table:table-cell office:value-type="string" calcext:value-type="string">
            <text:p>BAh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69.860001" calcext:value-type="float">
            <text:p>402069,86000100000</text:p>
          </table:table-cell>
          <table:table-cell office:value-type="float" office:value="5342685.26698" calcext:value-type="float">
            <text:p>5342685,26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329001" calcext:value-type="float">
            <text:p>402072,32900100000</text:p>
          </table:table-cell>
          <table:table-cell office:value-type="float" office:value="5342688.84598" calcext:value-type="float">
            <text:p>5342688,84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,00000000000</text:p>
          </table:table-cell>
          <table:table-cell office:value-type="string" calcext:value-type="string">
            <text:p>Rha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492001" calcext:value-type="float">
            <text:p>402074,49200100000</text:p>
          </table:table-cell>
          <table:table-cell office:value-type="float" office:value="5342688.47398" calcext:value-type="float">
            <text:p>5342688,47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,00000000000</text:p>
          </table:table-cell>
          <table:table-cell office:value-type="string" calcext:value-type="string">
            <text:p>Es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373001" calcext:value-type="float">
            <text:p>402071,37300100000</text:p>
          </table:table-cell>
          <table:table-cell office:value-type="float" office:value="5342686.45798" calcext:value-type="float">
            <text:p>5342686,457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585001" calcext:value-type="float">
            <text:p>402072,58500100000</text:p>
          </table:table-cell>
          <table:table-cell office:value-type="float" office:value="5342685.93098" calcext:value-type="float">
            <text:p>5342685,930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,00000000000</text:p>
          </table:table-cell>
          <table:table-cell office:value-type="string" calcext:value-type="string">
            <text:p>Es</text:p>
          </table:table-cell>
          <table:table-cell office:value-type="float" office:value="44.5" calcext:value-type="float">
            <text:p>44,50000000000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7.965001" calcext:value-type="float">
            <text:p>402077,96500100000</text:p>
          </table:table-cell>
          <table:table-cell office:value-type="float" office:value="5342684.35398" calcext:value-type="float">
            <text:p>5342684,35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3.226001" calcext:value-type="float">
            <text:p>402073,22600100000</text:p>
          </table:table-cell>
          <table:table-cell office:value-type="float" office:value="5342686.04598" calcext:value-type="float">
            <text:p>5342686,04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69.729001" calcext:value-type="float">
            <text:p>402069,72900100000</text:p>
          </table:table-cell>
          <table:table-cell office:value-type="float" office:value="5342682.55798" calcext:value-type="float">
            <text:p>5342682,55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,00000000000</text:p>
          </table:table-cell>
          <table:table-cell office:value-type="string" calcext:value-type="string">
            <text:p>Es</text:p>
          </table:table-cell>
          <table:table-cell office:value-type="float" office:value="57" calcext:value-type="float">
            <text:p>57,00000000000</text:p>
          </table:table-cell>
          <table:table-cell office:value-type="float" office:value="59" calcext:value-type="float">
            <text:p>5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198001" calcext:value-type="float">
            <text:p>402071,19800100000</text:p>
          </table:table-cell>
          <table:table-cell office:value-type="float" office:value="5342682.00798" calcext:value-type="float">
            <text:p>5342682,00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9.895001" calcext:value-type="float">
            <text:p>402139,89500100000</text:p>
          </table:table-cell>
          <table:table-cell office:value-type="float" office:value="5342670.26298" calcext:value-type="float">
            <text:p>5342670,262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,00000000000</text:p>
          </table:table-cell>
          <table:table-cell office:value-type="string" calcext:value-type="string">
            <text:p>Rha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5.450001" calcext:value-type="float">
            <text:p>402135,45000100000</text:p>
          </table:table-cell>
          <table:table-cell office:value-type="float" office:value="5342668.99498" calcext:value-type="float">
            <text:p>5342668,99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,00000000000</text:p>
          </table:table-cell>
          <table:table-cell office:value-type="string" calcext:value-type="string">
            <text:p>Rha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9.152001" calcext:value-type="float">
            <text:p>402139,15200100000</text:p>
          </table:table-cell>
          <table:table-cell office:value-type="float" office:value="5342660.64398" calcext:value-type="float">
            <text:p>5342660,64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uenglich als Es deklariert</text:p>
          </table:table-cell>
          <table:table-cell office:value-type="float" office:value="402137.097001" calcext:value-type="float">
            <text:p>402137,09700100000</text:p>
          </table:table-cell>
          <table:table-cell office:value-type="float" office:value="5342660.87198" calcext:value-type="float">
            <text:p>5342660,87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,00000000000</text:p>
          </table:table-cell>
          <table:table-cell office:value-type="string" calcext:value-type="string">
            <text:p>Ah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4.702001" calcext:value-type="float">
            <text:p>402134,70200100000</text:p>
          </table:table-cell>
          <table:table-cell office:value-type="float" office:value="5342657.94498" calcext:value-type="float">
            <text:p>5342657,94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6.5" calcext:value-type="float">
            <text:p>2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3.590001" calcext:value-type="float">
            <text:p>402133,59000100000</text:p>
          </table:table-cell>
          <table:table-cell office:value-type="float" office:value="5342656.72798" calcext:value-type="float">
            <text:p>5342656,727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3.300001" calcext:value-type="float">
            <text:p>402133,30000100000</text:p>
          </table:table-cell>
          <table:table-cell office:value-type="float" office:value="5342658.99198" calcext:value-type="float">
            <text:p>5342658,991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,00000000000</text:p>
          </table:table-cell>
          <table:table-cell office:value-type="string" calcext:value-type="string">
            <text:p>BAh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1.456001" calcext:value-type="float">
            <text:p>402131,45600100000</text:p>
          </table:table-cell>
          <table:table-cell office:value-type="float" office:value="5342665.82598" calcext:value-type="float">
            <text:p>5342665,82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,00000000000</text:p>
          </table:table-cell>
          <table:table-cell office:value-type="string" calcext:value-type="string">
            <text:p>Rha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" calcext:value-type="float">
            <text:p>1,00000000000</text:p>
          </table:table-cell>
          <table:table-cell office:value-type="string" calcext:value-type="string">
            <text:p>doppelstämmig, weitere Durchmesser: 11,0 / 11,5</text:p>
          </table:table-cell>
          <table:table-cell office:value-type="float" office:value="402132.313001" calcext:value-type="float">
            <text:p>402132,31300100000</text:p>
          </table:table-cell>
          <table:table-cell office:value-type="float" office:value="5342670.74098" calcext:value-type="float">
            <text:p>5342670,74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,00000000000</text:p>
          </table:table-cell>
          <table:table-cell office:value-type="string" calcext:value-type="string">
            <text:p>BAh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8.376001" calcext:value-type="float">
            <text:p>402128,37600100000</text:p>
          </table:table-cell>
          <table:table-cell office:value-type="float" office:value="5342671.35398" calcext:value-type="float">
            <text:p>5342671,35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,00000000000</text:p>
          </table:table-cell>
          <table:table-cell office:value-type="string" calcext:value-type="string">
            <text:p>Salix</text:p>
          </table:table-cell>
          <table:table-cell office:value-type="float" office:value="14" calcext:value-type="float">
            <text:p>14,00000000000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0.857001" calcext:value-type="float">
            <text:p>402130,85700100000</text:p>
          </table:table-cell>
          <table:table-cell office:value-type="float" office:value="5342653.78998" calcext:value-type="float">
            <text:p>5342653,789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8.389001" calcext:value-type="float">
            <text:p>402128,38900100000</text:p>
          </table:table-cell>
          <table:table-cell office:value-type="float" office:value="5342659.88498" calcext:value-type="float">
            <text:p>5342659,88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,00000000000</text:p>
          </table:table-cell>
          <table:table-cell office:value-type="string" calcext:value-type="string">
            <text:p>BAh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37.5" calcext:value-type="float">
            <text:p>3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6.264001" calcext:value-type="float">
            <text:p>402126,26400100000</text:p>
          </table:table-cell>
          <table:table-cell office:value-type="float" office:value="5342670.02298" calcext:value-type="float">
            <text:p>5342670,02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,00000000000</text:p>
          </table:table-cell>
          <table:table-cell office:value-type="string" calcext:value-type="string">
            <text:p>BAh</text:p>
          </table:table-cell>
          <table:table-cell office:value-type="float" office:value="53" calcext:value-type="float">
            <text:p>53,00000000000</text:p>
          </table:table-cell>
          <table:table-cell office:value-type="float" office:value="50" calcext:value-type="float">
            <text:p>5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3.039001" calcext:value-type="float">
            <text:p>402123,03900100000</text:p>
          </table:table-cell>
          <table:table-cell office:value-type="float" office:value="5342673.44398" calcext:value-type="float">
            <text:p>5342673,44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,00000000000</text:p>
          </table:table-cell>
          <table:table-cell office:value-type="string" calcext:value-type="string">
            <text:p>Ah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5.811001" calcext:value-type="float">
            <text:p>402125,81100100000</text:p>
          </table:table-cell>
          <table:table-cell office:value-type="float" office:value="5342664.80398" calcext:value-type="float">
            <text:p>5342664,80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,00000000000</text:p>
          </table:table-cell>
          <table:table-cell office:value-type="string" calcext:value-type="string">
            <text:p>Ah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0.824001" calcext:value-type="float">
            <text:p>402120,82400100000</text:p>
          </table:table-cell>
          <table:table-cell office:value-type="float" office:value="5342664.60098" calcext:value-type="float">
            <text:p>5342664,60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7.737001" calcext:value-type="float">
            <text:p>402117,73700100000</text:p>
          </table:table-cell>
          <table:table-cell office:value-type="float" office:value="5342674.27598" calcext:value-type="float">
            <text:p>5342674,27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,00000000000</text:p>
          </table:table-cell>
          <table:table-cell office:value-type="string" calcext:value-type="string">
            <text:p>Ah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9.663001" calcext:value-type="float">
            <text:p>402119,66300100000</text:p>
          </table:table-cell>
          <table:table-cell office:value-type="float" office:value="5342669.48898" calcext:value-type="float">
            <text:p>5342669,48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,00000000000</text:p>
          </table:table-cell>
          <table:table-cell office:value-type="string" calcext:value-type="string">
            <text:p>BAh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4.697001" calcext:value-type="float">
            <text:p>402114,69700100000</text:p>
          </table:table-cell>
          <table:table-cell office:value-type="float" office:value="5342676.64798" calcext:value-type="float">
            <text:p>5342676,64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,00000000000</text:p>
          </table:table-cell>
          <table:table-cell office:value-type="string" calcext:value-type="string">
            <text:p>Es</text:p>
          </table:table-cell>
          <table:table-cell office:value-type="float" office:value="54.5" calcext:value-type="float">
            <text:p>54,50000000000</text:p>
          </table:table-cell>
          <table:table-cell office:value-type="float" office:value="58" calcext:value-type="float">
            <text:p>5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849001" calcext:value-type="float">
            <text:p>402113,84900100000</text:p>
          </table:table-cell>
          <table:table-cell office:value-type="float" office:value="5342677.01798" calcext:value-type="float">
            <text:p>5342677,01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,00000000000</text:p>
          </table:table-cell>
          <table:table-cell office:value-type="string" calcext:value-type="string">
            <text:p>Ah</text:p>
          </table:table-cell>
          <table:table-cell office:value-type="float" office:value="60" calcext:value-type="float">
            <text:p>60,00000000000</text:p>
          </table:table-cell>
          <table:table-cell office:value-type="float" office:value="56" calcext:value-type="float">
            <text:p>5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ursprünglich als Es deklariert</text:p>
          </table:table-cell>
          <table:table-cell office:value-type="float" office:value="402116.386001" calcext:value-type="float">
            <text:p>402116,38600100000</text:p>
          </table:table-cell>
          <table:table-cell office:value-type="float" office:value="5342670.26498" calcext:value-type="float">
            <text:p>5342670,26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20.5" calcext:value-type="float">
            <text:p>2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2.925001" calcext:value-type="float">
            <text:p>402112,92500100000</text:p>
          </table:table-cell>
          <table:table-cell office:value-type="float" office:value="5342672.97598" calcext:value-type="float">
            <text:p>5342672,975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,00000000000</text:p>
          </table:table-cell>
          <table:table-cell office:value-type="string" calcext:value-type="string">
            <text:p>Ah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6.301001" calcext:value-type="float">
            <text:p>402116,30100100000</text:p>
          </table:table-cell>
          <table:table-cell office:value-type="float" office:value="5342668.44298" calcext:value-type="float">
            <text:p>5342668,44298000000</text:p>
          </table:table-cell>
          <table:table-cell office:value-type="string" calcext:value-type="string">
            <text:p>A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,00000000000</text:p>
          </table:table-cell>
          <table:table-cell office:value-type="string" calcext:value-type="string">
            <text:p>Es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2.5" calcext:value-type="float">
            <text:p>2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1.199001" calcext:value-type="float">
            <text:p>402111,19900100000</text:p>
          </table:table-cell>
          <table:table-cell office:value-type="float" office:value="5342678.45598" calcext:value-type="float">
            <text:p>5342678,45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,00000000000</text:p>
          </table:table-cell>
          <table:table-cell office:value-type="string" calcext:value-type="string">
            <text:p>BAh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9.654001" calcext:value-type="float">
            <text:p>402109,65400100000</text:p>
          </table:table-cell>
          <table:table-cell office:value-type="float" office:value="5342679.38398" calcext:value-type="float">
            <text:p>5342679,38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7.927001" calcext:value-type="float">
            <text:p>402107,92700100000</text:p>
          </table:table-cell>
          <table:table-cell office:value-type="float" office:value="5342683.27898" calcext:value-type="float">
            <text:p>5342683,278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,00000000000</text:p>
          </table:table-cell>
          <table:table-cell office:value-type="string" calcext:value-type="string">
            <text:p>Es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mit Haenger in der Krone</text:p>
          </table:table-cell>
          <table:table-cell office:value-type="float" office:value="402104.628001" calcext:value-type="float">
            <text:p>402104,62800100000</text:p>
          </table:table-cell>
          <table:table-cell office:value-type="float" office:value="5342680.66998" calcext:value-type="float">
            <text:p>5342680,669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6.519001" calcext:value-type="float">
            <text:p>402116,51900100000</text:p>
          </table:table-cell>
          <table:table-cell office:value-type="float" office:value="5342666.73898" calcext:value-type="float">
            <text:p>5342666,73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,00000000000</text:p>
          </table:table-cell>
          <table:table-cell office:value-type="string" calcext:value-type="string">
            <text:p>Ah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4.821001" calcext:value-type="float">
            <text:p>402114,82100100000</text:p>
          </table:table-cell>
          <table:table-cell office:value-type="float" office:value="5342663.44098" calcext:value-type="float">
            <text:p>5342663,44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,00000000000</text:p>
          </table:table-cell>
          <table:table-cell office:value-type="string" calcext:value-type="string">
            <text:p>Ah</text:p>
          </table:table-cell>
          <table:table-cell office:value-type="float" office:value="40.5" calcext:value-type="float">
            <text:p>40,50000000000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2.117001" calcext:value-type="float">
            <text:p>402112,11700100000</text:p>
          </table:table-cell>
          <table:table-cell office:value-type="float" office:value="5342666.03498" calcext:value-type="float">
            <text:p>5342666,03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,00000000000</text:p>
          </table:table-cell>
          <table:table-cell office:value-type="string" calcext:value-type="string">
            <text:p>Ah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2.862001" calcext:value-type="float">
            <text:p>402112,86200100000</text:p>
          </table:table-cell>
          <table:table-cell office:value-type="float" office:value="5342668.31598" calcext:value-type="float">
            <text:p>5342668,31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9.041001" calcext:value-type="float">
            <text:p>402109,04100100000</text:p>
          </table:table-cell>
          <table:table-cell office:value-type="float" office:value="5342668.11298" calcext:value-type="float">
            <text:p>5342668,11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,00000000000</text:p>
          </table:table-cell>
          <table:table-cell office:value-type="string" calcext:value-type="string">
            <text:p>Es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8.346001" calcext:value-type="float">
            <text:p>402108,34600100000</text:p>
          </table:table-cell>
          <table:table-cell office:value-type="float" office:value="5342673.61198" calcext:value-type="float">
            <text:p>5342673,611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,00000000000</text:p>
          </table:table-cell>
          <table:table-cell office:value-type="string" calcext:value-type="string">
            <text:p>Es</text:p>
          </table:table-cell>
          <table:table-cell office:value-type="float" office:value="49" calcext:value-type="float">
            <text:p>49,00000000000</text:p>
          </table:table-cell>
          <table:table-cell office:value-type="float" office:value="48.5" calcext:value-type="float">
            <text:p>4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8.041001" calcext:value-type="float">
            <text:p>402108,04100100000</text:p>
          </table:table-cell>
          <table:table-cell office:value-type="float" office:value="5342677.04798" calcext:value-type="float">
            <text:p>5342677,047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,00000000000</text:p>
          </table:table-cell>
          <table:table-cell office:value-type="string" calcext:value-type="string">
            <text:p>BAh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3.050001" calcext:value-type="float">
            <text:p>402103,05000100000</text:p>
          </table:table-cell>
          <table:table-cell office:value-type="float" office:value="5342683.80198" calcext:value-type="float">
            <text:p>5342683,80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,00000000000</text:p>
          </table:table-cell>
          <table:table-cell office:value-type="string" calcext:value-type="string">
            <text:p>Es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0.099001" calcext:value-type="float">
            <text:p>402100,09900100000</text:p>
          </table:table-cell>
          <table:table-cell office:value-type="float" office:value="5342686.26498" calcext:value-type="float">
            <text:p>5342686,264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,00000000000</text:p>
          </table:table-cell>
          <table:table-cell office:value-type="string" calcext:value-type="string">
            <text:p>Rha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9.788001" calcext:value-type="float">
            <text:p>402099,78800100000</text:p>
          </table:table-cell>
          <table:table-cell office:value-type="float" office:value="5342685.41598" calcext:value-type="float">
            <text:p>5342685,41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7.340001" calcext:value-type="float">
            <text:p>402107,34000100000</text:p>
          </table:table-cell>
          <table:table-cell office:value-type="float" office:value="5342677.84098" calcext:value-type="float">
            <text:p>5342677,84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,00000000000</text:p>
          </table:table-cell>
          <table:table-cell office:value-type="string" calcext:value-type="string">
            <text:p>Salix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7.194001" calcext:value-type="float">
            <text:p>402107,19400100000</text:p>
          </table:table-cell>
          <table:table-cell office:value-type="float" office:value="5342677.57098" calcext:value-type="float">
            <text:p>5342677,57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50" calcext:value-type="float">
            <text:p>5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1.364001" calcext:value-type="float">
            <text:p>402091,36400100000</text:p>
          </table:table-cell>
          <table:table-cell office:value-type="float" office:value="5342689.69998" calcext:value-type="float">
            <text:p>5342689,69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,00000000000</text:p>
          </table:table-cell>
          <table:table-cell office:value-type="string" calcext:value-type="string">
            <text:p>Rha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3.891001" calcext:value-type="float">
            <text:p>402093,89100100000</text:p>
          </table:table-cell>
          <table:table-cell office:value-type="float" office:value="5342687.96198" calcext:value-type="float">
            <text:p>5342687,961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2.780001" calcext:value-type="float">
            <text:p>402092,78000100000</text:p>
          </table:table-cell>
          <table:table-cell office:value-type="float" office:value="5342687.00698" calcext:value-type="float">
            <text:p>5342687,006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,00000000000</text:p>
          </table:table-cell>
          <table:table-cell office:value-type="string" calcext:value-type="string">
            <text:p>Rha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3.218001" calcext:value-type="float">
            <text:p>402103,21800100000</text:p>
          </table:table-cell>
          <table:table-cell office:value-type="float" office:value="5342678.18098" calcext:value-type="float">
            <text:p>5342678,18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,00000000000</text:p>
          </table:table-cell>
          <table:table-cell office:value-type="string" calcext:value-type="string">
            <text:p>Salix</text:p>
          </table:table-cell>
          <table:table-cell office:value-type="float" office:value="12.5" calcext:value-type="float">
            <text:p>12,50000000000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1.483001" calcext:value-type="float">
            <text:p>402101,48300100000</text:p>
          </table:table-cell>
          <table:table-cell office:value-type="float" office:value="5342678.91598" calcext:value-type="float">
            <text:p>5342678,915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2.419001" calcext:value-type="float">
            <text:p>402092,41900100000</text:p>
          </table:table-cell>
          <table:table-cell office:value-type="float" office:value="5342687.93598" calcext:value-type="float">
            <text:p>5342687,935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,00000000000</text:p>
          </table:table-cell>
          <table:table-cell office:value-type="string" calcext:value-type="string">
            <text:p>Es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574001" calcext:value-type="float">
            <text:p>402088,57400100000</text:p>
          </table:table-cell>
          <table:table-cell office:value-type="float" office:value="5342683.68198" calcext:value-type="float">
            <text:p>5342683,681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,00000000000</text:p>
          </table:table-cell>
          <table:table-cell office:value-type="string" calcext:value-type="string">
            <text:p>Es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sehr stark gebogen</text:p>
          </table:table-cell>
          <table:table-cell office:value-type="float" office:value="402099.522001" calcext:value-type="float">
            <text:p>402099,52200100000</text:p>
          </table:table-cell>
          <table:table-cell office:value-type="float" office:value="5342681.23898" calcext:value-type="float">
            <text:p>5342681,238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,00000000000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8.087001" calcext:value-type="float">
            <text:p>402098,08700100000</text:p>
          </table:table-cell>
          <table:table-cell office:value-type="float" office:value="5342684.72498" calcext:value-type="float">
            <text:p>5342684,72498000000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,00000000000</text:p>
          </table:table-cell>
          <table:table-cell office:value-type="string" calcext:value-type="string">
            <text:p>HBu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5.622001" calcext:value-type="float">
            <text:p>402085,62200100000</text:p>
          </table:table-cell>
          <table:table-cell office:value-type="float" office:value="5342685.45798" calcext:value-type="float">
            <text:p>5342685,45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,00000000000</text:p>
          </table:table-cell>
          <table:table-cell office:value-type="string" calcext:value-type="string">
            <text:p>BAh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507001" calcext:value-type="float">
            <text:p>402084,50700100000</text:p>
          </table:table-cell>
          <table:table-cell office:value-type="float" office:value="5342687.50298" calcext:value-type="float">
            <text:p>5342687,50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,00000000000</text:p>
          </table:table-cell>
          <table:table-cell office:value-type="string" calcext:value-type="string">
            <text:p>Es</text:p>
          </table:table-cell>
          <table:table-cell office:value-type="float" office:value="48" calcext:value-type="float">
            <text:p>48,00000000000</text:p>
          </table:table-cell>
          <table:table-cell office:value-type="float" office:value="51" calcext:value-type="float">
            <text:p>5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6.738001" calcext:value-type="float">
            <text:p>402096,73800100000</text:p>
          </table:table-cell>
          <table:table-cell office:value-type="float" office:value="5342683.34098" calcext:value-type="float">
            <text:p>5342683,34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,00000000000</text:p>
          </table:table-cell>
          <table:table-cell office:value-type="string" calcext:value-type="string">
            <text:p>Es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391001" calcext:value-type="float">
            <text:p>402095,39100100000</text:p>
          </table:table-cell>
          <table:table-cell office:value-type="float" office:value="5342686.02498" calcext:value-type="float">
            <text:p>5342686,02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,00000000000</text:p>
          </table:table-cell>
          <table:table-cell office:value-type="string" calcext:value-type="string">
            <text:p>HBu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766001" calcext:value-type="float">
            <text:p>402095,76600100000</text:p>
          </table:table-cell>
          <table:table-cell office:value-type="float" office:value="5342680.01798" calcext:value-type="float">
            <text:p>5342680,01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,00000000000</text:p>
          </table:table-cell>
          <table:table-cell office:value-type="string" calcext:value-type="string">
            <text:p>Es</text:p>
          </table:table-cell>
          <table:table-cell office:value-type="float" office:value="59.5" calcext:value-type="float">
            <text:p>59,50000000000</text:p>
          </table:table-cell>
          <table:table-cell office:value-type="float" office:value="57.5" calcext:value-type="float">
            <text:p>5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3.816001" calcext:value-type="float">
            <text:p>402093,81600100000</text:p>
          </table:table-cell>
          <table:table-cell office:value-type="float" office:value="5342680.60498" calcext:value-type="float">
            <text:p>5342680,604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25.5" calcext:value-type="float">
            <text:p>2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2.809001" calcext:value-type="float">
            <text:p>402092,80900100000</text:p>
          </table:table-cell>
          <table:table-cell office:value-type="float" office:value="5342679.39998" calcext:value-type="float">
            <text:p>5342679,39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,00000000000</text:p>
          </table:table-cell>
          <table:table-cell office:value-type="string" calcext:value-type="string">
            <text:p>Es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toter Starkast in der Krone</text:p>
          </table:table-cell>
          <table:table-cell office:value-type="float" office:value="402090.655001" calcext:value-type="float">
            <text:p>402090,65500100000</text:p>
          </table:table-cell>
          <table:table-cell office:value-type="float" office:value="5342676.51898" calcext:value-type="float">
            <text:p>5342676,518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,00000000000</text:p>
          </table:table-cell>
          <table:table-cell office:value-type="string" calcext:value-type="string">
            <text:p>Es</text:p>
          </table:table-cell>
          <table:table-cell office:value-type="float" office:value="52" calcext:value-type="float">
            <text:p>52,00000000000</text:p>
          </table:table-cell>
          <table:table-cell office:value-type="float" office:value="51.5" calcext:value-type="float">
            <text:p>5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250001" calcext:value-type="float">
            <text:p>402084,25000100000</text:p>
          </table:table-cell>
          <table:table-cell office:value-type="float" office:value="5342684.23998" calcext:value-type="float">
            <text:p>5342684,239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,00000000000</text:p>
          </table:table-cell>
          <table:table-cell office:value-type="string" calcext:value-type="string">
            <text:p>BAh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1.149001" calcext:value-type="float">
            <text:p>402081,14900100000</text:p>
          </table:table-cell>
          <table:table-cell office:value-type="float" office:value="5342676.89798" calcext:value-type="float">
            <text:p>5342676,89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9.276001" calcext:value-type="float">
            <text:p>402089,27600100000</text:p>
          </table:table-cell>
          <table:table-cell office:value-type="float" office:value="5342673.73498" calcext:value-type="float">
            <text:p>5342673,73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,00000000000</text:p>
          </table:table-cell>
          <table:table-cell office:value-type="string" calcext:value-type="string">
            <text:p>Rha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268001" calcext:value-type="float">
            <text:p>402088,26800100000</text:p>
          </table:table-cell>
          <table:table-cell office:value-type="float" office:value="5342672.39098" calcext:value-type="float">
            <text:p>5342672,390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13.5" calcext:value-type="float">
            <text:p>13,50000000000</text:p>
          </table:table-cell>
          <table:table-cell office:value-type="float" office:value="1" calcext:value-type="float">
            <text:p>1,00000000000</text:p>
          </table:table-cell>
          <table:table-cell office:value-type="string" calcext:value-type="string">
            <text:p>doppelstämmig, weitere Durchmesser: 6,0 / 6,0 (&lt;7)</text:p>
          </table:table-cell>
          <table:table-cell office:value-type="float" office:value="402089.010001" calcext:value-type="float">
            <text:p>402089,01000100000</text:p>
          </table:table-cell>
          <table:table-cell office:value-type="float" office:value="5342675.16798" calcext:value-type="float">
            <text:p>5342675,167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0.239001" calcext:value-type="float">
            <text:p>402080,23900100000</text:p>
          </table:table-cell>
          <table:table-cell office:value-type="float" office:value="5342675.26898" calcext:value-type="float">
            <text:p>5342675,268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,00000000000</text:p>
          </table:table-cell>
          <table:table-cell office:value-type="string" calcext:value-type="string">
            <text:p>Ah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9.422001" calcext:value-type="float">
            <text:p>402079,42200100000</text:p>
          </table:table-cell>
          <table:table-cell office:value-type="float" office:value="5342673.50298" calcext:value-type="float">
            <text:p>5342673,50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,00000000000</text:p>
          </table:table-cell>
          <table:table-cell office:value-type="string" calcext:value-type="string">
            <text:p>Rha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6.353001" calcext:value-type="float">
            <text:p>402076,35300100000</text:p>
          </table:table-cell>
          <table:table-cell office:value-type="float" office:value="5342673.79398" calcext:value-type="float">
            <text:p>5342673,79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,00000000000</text:p>
          </table:table-cell>
          <table:table-cell office:value-type="string" calcext:value-type="string">
            <text:p>Ah</text:p>
          </table:table-cell>
          <table:table-cell office:value-type="float" office:value="58" calcext:value-type="float">
            <text:p>58,00000000000</text:p>
          </table:table-cell>
          <table:table-cell office:value-type="float" office:value="54.5" calcext:value-type="float">
            <text:p>5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254001" calcext:value-type="float">
            <text:p>402074,25400100000</text:p>
          </table:table-cell>
          <table:table-cell office:value-type="float" office:value="5342673.48298" calcext:value-type="float">
            <text:p>5342673,48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,00000000000</text:p>
          </table:table-cell>
          <table:table-cell office:value-type="string" calcext:value-type="string">
            <text:p>BAh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191001" calcext:value-type="float">
            <text:p>402072,19100100000</text:p>
          </table:table-cell>
          <table:table-cell office:value-type="float" office:value="5342680.43098" calcext:value-type="float">
            <text:p>5342680,43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,00000000000</text:p>
          </table:table-cell>
          <table:table-cell office:value-type="string" calcext:value-type="string">
            <text:p>Ah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69.602001" calcext:value-type="float">
            <text:p>402069,60200100000</text:p>
          </table:table-cell>
          <table:table-cell office:value-type="float" office:value="5342675.19598" calcext:value-type="float">
            <text:p>5342675,19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,00000000000</text:p>
          </table:table-cell>
          <table:table-cell office:value-type="string" calcext:value-type="string">
            <text:p>Li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386001" calcext:value-type="float">
            <text:p>402071,38600100000</text:p>
          </table:table-cell>
          <table:table-cell office:value-type="float" office:value="5342671.93198" calcext:value-type="float">
            <text:p>5342671,93198000000</text:p>
          </table:table-cell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,00000000000</text:p>
          </table:table-cell>
          <table:table-cell office:value-type="string" calcext:value-type="string">
            <text:p>Ah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0.201001" calcext:value-type="float">
            <text:p>402070,20100100000</text:p>
          </table:table-cell>
          <table:table-cell office:value-type="float" office:value="5342669.80098" calcext:value-type="float">
            <text:p>5342669,80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,00000000000</text:p>
          </table:table-cell>
          <table:table-cell office:value-type="string" calcext:value-type="string">
            <text:p>Li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487001" calcext:value-type="float">
            <text:p>402072,48700100000</text:p>
          </table:table-cell>
          <table:table-cell office:value-type="float" office:value="5342665.99898" calcext:value-type="float">
            <text:p>5342665,99898000000</text:p>
          </table:table-cell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,00000000000</text:p>
          </table:table-cell>
          <table:table-cell office:value-type="string" calcext:value-type="string">
            <text:p>Ah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595001" calcext:value-type="float">
            <text:p>402074,59500100000</text:p>
          </table:table-cell>
          <table:table-cell office:value-type="float" office:value="5342666.43298" calcext:value-type="float">
            <text:p>5342666,43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,00000000000</text:p>
          </table:table-cell>
          <table:table-cell office:value-type="string" calcext:value-type="string">
            <text:p>Salix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75.828001" calcext:value-type="float">
            <text:p>402075,82800100000</text:p>
          </table:table-cell>
          <table:table-cell office:value-type="float" office:value="5342667.08298" calcext:value-type="float">
            <text:p>5342667,082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0.663001" calcext:value-type="float">
            <text:p>402080,66300100000</text:p>
          </table:table-cell>
          <table:table-cell office:value-type="float" office:value="5342666.26098" calcext:value-type="float">
            <text:p>5342666,26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30.5" calcext:value-type="float">
            <text:p>3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2.687001" calcext:value-type="float">
            <text:p>402082,68700100000</text:p>
          </table:table-cell>
          <table:table-cell office:value-type="float" office:value="5342666.36098" calcext:value-type="float">
            <text:p>5342666,36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598001" calcext:value-type="float">
            <text:p>402075,59800100000</text:p>
          </table:table-cell>
          <table:table-cell office:value-type="float" office:value="5342662.48198" calcext:value-type="float">
            <text:p>5342662,481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591001" calcext:value-type="float">
            <text:p>402075,59100100000</text:p>
          </table:table-cell>
          <table:table-cell office:value-type="float" office:value="5342661.51498" calcext:value-type="float">
            <text:p>5342661,51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,00000000000</text:p>
          </table:table-cell>
          <table:table-cell office:value-type="string" calcext:value-type="string">
            <text:p>BAh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5.054001" calcext:value-type="float">
            <text:p>402075,05400100000</text:p>
          </table:table-cell>
          <table:table-cell office:value-type="float" office:value="5342661.46298" calcext:value-type="float">
            <text:p>5342661,46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,00000000000</text:p>
          </table:table-cell>
          <table:table-cell office:value-type="string" calcext:value-type="string">
            <text:p>Ah</text:p>
          </table:table-cell>
          <table:table-cell office:value-type="float" office:value="24.5" calcext:value-type="float">
            <text:p>24,5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1.557001" calcext:value-type="float">
            <text:p>402081,55700100000</text:p>
          </table:table-cell>
          <table:table-cell office:value-type="float" office:value="5342663.35398" calcext:value-type="float">
            <text:p>5342663,35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,00000000000</text:p>
          </table:table-cell>
          <table:table-cell office:value-type="string" calcext:value-type="string">
            <text:p>BAh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39.5" calcext:value-type="float">
            <text:p>3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6.398001" calcext:value-type="float">
            <text:p>402086,39800100000</text:p>
          </table:table-cell>
          <table:table-cell office:value-type="float" office:value="5342668.59298" calcext:value-type="float">
            <text:p>5342668,59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79.453001" calcext:value-type="float">
            <text:p>402079,45300100000</text:p>
          </table:table-cell>
          <table:table-cell office:value-type="float" office:value="5342671.62998" calcext:value-type="float">
            <text:p>5342671,629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988001" calcext:value-type="float">
            <text:p>402088,98800100000</text:p>
          </table:table-cell>
          <table:table-cell office:value-type="float" office:value="5342666.49698" calcext:value-type="float">
            <text:p>5342666,49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,00000000000</text:p>
          </table:table-cell>
          <table:table-cell office:value-type="string" calcext:value-type="string">
            <text:p>BAh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7.609001" calcext:value-type="float">
            <text:p>402087,60900100000</text:p>
          </table:table-cell>
          <table:table-cell office:value-type="float" office:value="5342661.54798" calcext:value-type="float">
            <text:p>5342661,54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2.556001" calcext:value-type="float">
            <text:p>402092,55600100000</text:p>
          </table:table-cell>
          <table:table-cell office:value-type="float" office:value="5342662.89098" calcext:value-type="float">
            <text:p>5342662,89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,00000000000</text:p>
          </table:table-cell>
          <table:table-cell office:value-type="string" calcext:value-type="string">
            <text:p>Rha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90.910001" calcext:value-type="float">
            <text:p>402090,91000100000</text:p>
          </table:table-cell>
          <table:table-cell office:value-type="float" office:value="5342666.05798" calcext:value-type="float">
            <text:p>5342666,057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,00000000000</text:p>
          </table:table-cell>
          <table:table-cell office:value-type="string" calcext:value-type="string">
            <text:p>Ah</text:p>
          </table:table-cell>
          <table:table-cell office:value-type="float" office:value="40" calcext:value-type="float">
            <text:p>40,00000000000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839001" calcext:value-type="float">
            <text:p>402095,83900100000</text:p>
          </table:table-cell>
          <table:table-cell office:value-type="float" office:value="5342665.54598" calcext:value-type="float">
            <text:p>5342665,54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,00000000000</text:p>
          </table:table-cell>
          <table:table-cell office:value-type="string" calcext:value-type="string">
            <text:p>BAh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4.989001" calcext:value-type="float">
            <text:p>402094,98900100000</text:p>
          </table:table-cell>
          <table:table-cell office:value-type="float" office:value="5342670.83698" calcext:value-type="float">
            <text:p>5342670,83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,00000000000</text:p>
          </table:table-cell>
          <table:table-cell office:value-type="string" calcext:value-type="string">
            <text:p>Ah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9.634001" calcext:value-type="float">
            <text:p>402099,63400100000</text:p>
          </table:table-cell>
          <table:table-cell office:value-type="float" office:value="5342662.05898" calcext:value-type="float">
            <text:p>5342662,05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,00000000000</text:p>
          </table:table-cell>
          <table:table-cell office:value-type="string" calcext:value-type="string">
            <text:p>Rha</text:p>
          </table:table-cell>
          <table:table-cell office:value-type="float" office:value="6.5" calcext:value-type="float">
            <text:p>6,50000000000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93.264001" calcext:value-type="float">
            <text:p>402093,26400100000</text:p>
          </table:table-cell>
          <table:table-cell office:value-type="float" office:value="5342668.92998" calcext:value-type="float">
            <text:p>5342668,929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503001" calcext:value-type="float">
            <text:p>402097,50300100000</text:p>
          </table:table-cell>
          <table:table-cell office:value-type="float" office:value="5342670.58698" calcext:value-type="float">
            <text:p>5342670,58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,00000000000</text:p>
          </table:table-cell>
          <table:table-cell office:value-type="string" calcext:value-type="string">
            <text:p>Es</text:p>
          </table:table-cell>
          <table:table-cell office:value-type="float" office:value="46" calcext:value-type="float">
            <text:p>46,00000000000</text:p>
          </table:table-cell>
          <table:table-cell office:value-type="float" office:value="47" calcext:value-type="float">
            <text:p>4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8.174001" calcext:value-type="float">
            <text:p>402098,17400100000</text:p>
          </table:table-cell>
          <table:table-cell office:value-type="float" office:value="5342672.10598" calcext:value-type="float">
            <text:p>5342672,105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1.986001" calcext:value-type="float">
            <text:p>402101,98600100000</text:p>
          </table:table-cell>
          <table:table-cell office:value-type="float" office:value="5342668.46998" calcext:value-type="float">
            <text:p>5342668,469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,00000000000</text:p>
          </table:table-cell>
          <table:table-cell office:value-type="string" calcext:value-type="string">
            <text:p>Es</text:p>
          </table:table-cell>
          <table:table-cell office:value-type="float" office:value="43" calcext:value-type="float">
            <text:p>43,00000000000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Alter Kronenbruch?</text:p>
          </table:table-cell>
          <table:table-cell office:value-type="float" office:value="402105.500001" calcext:value-type="float">
            <text:p>402105,50000100000</text:p>
          </table:table-cell>
          <table:table-cell office:value-type="float" office:value="5342668.78198" calcext:value-type="float">
            <text:p>5342668,78198000000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0.684001" calcext:value-type="float">
            <text:p>402100,68400100000</text:p>
          </table:table-cell>
          <table:table-cell office:value-type="float" office:value="5342670.92898" calcext:value-type="float">
            <text:p>5342670,92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,00000000000</text:p>
          </table:table-cell>
          <table:table-cell office:value-type="string" calcext:value-type="string">
            <text:p>BAh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8.065001" calcext:value-type="float">
            <text:p>402108,06500100000</text:p>
          </table:table-cell>
          <table:table-cell office:value-type="float" office:value="5342663.73498" calcext:value-type="float">
            <text:p>5342663,73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4" calcext:value-type="float">
            <text:p>2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2.661001" calcext:value-type="float">
            <text:p>402112,66100100000</text:p>
          </table:table-cell>
          <table:table-cell office:value-type="float" office:value="5342657.54298" calcext:value-type="float">
            <text:p>5342657,54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479001" calcext:value-type="float">
            <text:p>402113,47900100000</text:p>
          </table:table-cell>
          <table:table-cell office:value-type="float" office:value="5342659.28498" calcext:value-type="float">
            <text:p>5342659,28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5.611001" calcext:value-type="float">
            <text:p>402115,61100100000</text:p>
          </table:table-cell>
          <table:table-cell office:value-type="float" office:value="5342661.11798" calcext:value-type="float">
            <text:p>5342661,11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,00000000000</text:p>
          </table:table-cell>
          <table:table-cell office:value-type="string" calcext:value-type="string">
            <text:p>BAh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6.668001" calcext:value-type="float">
            <text:p>402116,66800100000</text:p>
          </table:table-cell>
          <table:table-cell office:value-type="float" office:value="5342661.32198" calcext:value-type="float">
            <text:p>5342661,32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,00000000000</text:p>
          </table:table-cell>
          <table:table-cell office:value-type="string" calcext:value-type="string">
            <text:p>Ah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399001" calcext:value-type="float">
            <text:p>402122,39900100000</text:p>
          </table:table-cell>
          <table:table-cell office:value-type="float" office:value="5342655.60998" calcext:value-type="float">
            <text:p>5342655,60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,00000000000</text:p>
          </table:table-cell>
          <table:table-cell office:value-type="string" calcext:value-type="string">
            <text:p>BAh</text:p>
          </table:table-cell>
          <table:table-cell office:value-type="float" office:value="24" calcext:value-type="float">
            <text:p>24,00000000000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905001" calcext:value-type="float">
            <text:p>402122,90500100000</text:p>
          </table:table-cell>
          <table:table-cell office:value-type="float" office:value="5342650.48498" calcext:value-type="float">
            <text:p>5342650,48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,00000000000</text:p>
          </table:table-cell>
          <table:table-cell office:value-type="string" calcext:value-type="string">
            <text:p>Ah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4.932001" calcext:value-type="float">
            <text:p>402124,93200100000</text:p>
          </table:table-cell>
          <table:table-cell office:value-type="float" office:value="5342649.49698" calcext:value-type="float">
            <text:p>5342649,49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,00000000000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0" calcext:value-type="float">
            <text:p>0,00000000000</text:p>
          </table:table-cell>
          <table:table-cell office:value-type="string" calcext:value-type="string">
            <text:p>nicht gefunden</text:p>
          </table:table-cell>
          <table:table-cell office:value-type="float" office:value="402116.235001" calcext:value-type="float">
            <text:p>402116,23500100000</text:p>
          </table:table-cell>
          <table:table-cell office:value-type="float" office:value="5342655.08498" calcext:value-type="float">
            <text:p>5342655,0849800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6.163001" calcext:value-type="float">
            <text:p>402146,16300100000</text:p>
          </table:table-cell>
          <table:table-cell office:value-type="float" office:value="5342650.94998" calcext:value-type="float">
            <text:p>5342650,949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,00000000000</text:p>
          </table:table-cell>
          <table:table-cell office:value-type="string" calcext:value-type="string">
            <text:p>Salix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5.622001" calcext:value-type="float">
            <text:p>402145,62200100000</text:p>
          </table:table-cell>
          <table:table-cell office:value-type="float" office:value="5342649.74598" calcext:value-type="float">
            <text:p>5342649,745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,00000000000</text:p>
          </table:table-cell>
          <table:table-cell office:value-type="string" calcext:value-type="string">
            <text:p>Salix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3.513001" calcext:value-type="float">
            <text:p>402143,51300100000</text:p>
          </table:table-cell>
          <table:table-cell office:value-type="float" office:value="5342642.73698" calcext:value-type="float">
            <text:p>5342642,73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4.335001" calcext:value-type="float">
            <text:p>402144,33500100000</text:p>
          </table:table-cell>
          <table:table-cell office:value-type="float" office:value="5342639.44998" calcext:value-type="float">
            <text:p>5342639,44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,00000000000</text:p>
          </table:table-cell>
          <table:table-cell office:value-type="string" calcext:value-type="string">
            <text:p>Ah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1.347001" calcext:value-type="float">
            <text:p>402141,34700100000</text:p>
          </table:table-cell>
          <table:table-cell office:value-type="float" office:value="5342634.59098" calcext:value-type="float">
            <text:p>5342634,59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9.073001" calcext:value-type="float">
            <text:p>402139,07300100000</text:p>
          </table:table-cell>
          <table:table-cell office:value-type="float" office:value="5342636.15298" calcext:value-type="float">
            <text:p>5342636,15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,00000000000</text:p>
          </table:table-cell>
          <table:table-cell office:value-type="string" calcext:value-type="string">
            <text:p>Ah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4.150001" calcext:value-type="float">
            <text:p>402134,15000100000</text:p>
          </table:table-cell>
          <table:table-cell office:value-type="float" office:value="5342638.75498" calcext:value-type="float">
            <text:p>5342638,75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,00000000000</text:p>
          </table:table-cell>
          <table:table-cell office:value-type="string" calcext:value-type="string">
            <text:p>BAh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1.633001" calcext:value-type="float">
            <text:p>402131,63300100000</text:p>
          </table:table-cell>
          <table:table-cell office:value-type="float" office:value="5342641.16398" calcext:value-type="float">
            <text:p>5342641,16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,00000000000</text:p>
          </table:table-cell>
          <table:table-cell office:value-type="string" calcext:value-type="string">
            <text:p>Rob</text:p>
          </table:table-cell>
          <table:table-cell table:number-columns-repeated="2" office:value-type="float" office:value="40" calcext:value-type="float">
            <text:p>4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1.765001" calcext:value-type="float">
            <text:p>402131,76500100000</text:p>
          </table:table-cell>
          <table:table-cell office:value-type="float" office:value="5342639.59698" calcext:value-type="float">
            <text:p>5342639,59698000000</text:p>
          </table:table-cell>
          <table:table-cell office:value-type="string" calcext:value-type="string">
            <text:p>Ro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,00000000000</text:p>
          </table:table-cell>
          <table:table-cell office:value-type="string" calcext:value-type="string">
            <text:p>BAh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3.460001" calcext:value-type="float">
            <text:p>402143,46000100000</text:p>
          </table:table-cell>
          <table:table-cell office:value-type="float" office:value="5342627.41298" calcext:value-type="float">
            <text:p>5342627,41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,00000000000</text:p>
          </table:table-cell>
          <table:table-cell office:value-type="string" calcext:value-type="string">
            <text:p>Ah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4.205001" calcext:value-type="float">
            <text:p>402144,20500100000</text:p>
          </table:table-cell>
          <table:table-cell office:value-type="float" office:value="5342626.60798" calcext:value-type="float">
            <text:p>5342626,60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,00000000000</text:p>
          </table:table-cell>
          <table:table-cell office:value-type="string" calcext:value-type="string">
            <text:p>Bah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25" calcext:value-type="float">
            <text:p>2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4.885001" calcext:value-type="float">
            <text:p>402144,88500100000</text:p>
          </table:table-cell>
          <table:table-cell office:value-type="float" office:value="5342624.13098" calcext:value-type="float">
            <text:p>5342624,13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410001" calcext:value-type="float">
            <text:p>402084,41000100000</text:p>
          </table:table-cell>
          <table:table-cell office:value-type="float" office:value="5342697.12598" calcext:value-type="float">
            <text:p>5342697,12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3.230001" calcext:value-type="float">
            <text:p>402143,23000100000</text:p>
          </table:table-cell>
          <table:table-cell office:value-type="float" office:value="5342622.16098" calcext:value-type="float">
            <text:p>5342622,16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,00000000000</text:p>
          </table:table-cell>
          <table:table-cell office:value-type="string" calcext:value-type="string">
            <text:p>Aln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43.5" calcext:value-type="float">
            <text:p>4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3.791001" calcext:value-type="float">
            <text:p>402143,79100100000</text:p>
          </table:table-cell>
          <table:table-cell office:value-type="float" office:value="5342621.23698" calcext:value-type="float">
            <text:p>5342621,23698000000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,00000000000</text:p>
          </table:table-cell>
          <table:table-cell office:value-type="string" calcext:value-type="string">
            <text:p>Ah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3.538001" calcext:value-type="float">
            <text:p>402133,53800100000</text:p>
          </table:table-cell>
          <table:table-cell office:value-type="float" office:value="5342630.97898" calcext:value-type="float">
            <text:p>5342630,97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,00000000000</text:p>
          </table:table-cell>
          <table:table-cell office:value-type="string" calcext:value-type="string">
            <text:p>BAh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0.265001" calcext:value-type="float">
            <text:p>402130,26500100000</text:p>
          </table:table-cell>
          <table:table-cell office:value-type="float" office:value="5342634.18098" calcext:value-type="float">
            <text:p>5342634,18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9.245001" calcext:value-type="float">
            <text:p>402129,24500100000</text:p>
          </table:table-cell>
          <table:table-cell office:value-type="float" office:value="5342632.69398" calcext:value-type="float">
            <text:p>5342632,69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,00000000000</text:p>
          </table:table-cell>
          <table:table-cell office:value-type="string" calcext:value-type="string">
            <text:p>BAh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5.876001" calcext:value-type="float">
            <text:p>402125,87600100000</text:p>
          </table:table-cell>
          <table:table-cell office:value-type="float" office:value="5342636.79298" calcext:value-type="float">
            <text:p>5342636,79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,00000000000</text:p>
          </table:table-cell>
          <table:table-cell office:value-type="string" calcext:value-type="string">
            <text:p>Ah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9.255001" calcext:value-type="float">
            <text:p>402129,25500100000</text:p>
          </table:table-cell>
          <table:table-cell office:value-type="float" office:value="5342641.20998" calcext:value-type="float">
            <text:p>5342641,20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7.410001" calcext:value-type="float">
            <text:p>402127,41000100000</text:p>
          </table:table-cell>
          <table:table-cell office:value-type="float" office:value="5342642.16798" calcext:value-type="float">
            <text:p>5342642,16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6.788001" calcext:value-type="float">
            <text:p>402126,78800100000</text:p>
          </table:table-cell>
          <table:table-cell office:value-type="float" office:value="5342641.91898" calcext:value-type="float">
            <text:p>5342641,91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,00000000000</text:p>
          </table:table-cell>
          <table:table-cell office:value-type="string" calcext:value-type="string">
            <text:p>BAh</text:p>
          </table:table-cell>
          <table:table-cell office:value-type="float" office:value="8.5" calcext:value-type="float">
            <text:p>8,50000000000</text:p>
          </table:table-cell>
          <table:table-cell table:number-columns-repeated="2" office:value-type="float" office:value="0" calcext:value-type="float">
            <text:p>0,00000000000</text:p>
          </table:table-cell>
          <table:table-cell office:value-type="string" calcext:value-type="string">
            <text:p>kein 2. BHD möglich (Verletzung)</text:p>
          </table:table-cell>
          <table:table-cell office:value-type="float" office:value="402126.182001" calcext:value-type="float">
            <text:p>402126,18200100000</text:p>
          </table:table-cell>
          <table:table-cell office:value-type="float" office:value="5342640.11398" calcext:value-type="float">
            <text:p>5342640,11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,00000000000</text:p>
          </table:table-cell>
          <table:table-cell office:value-type="string" calcext:value-type="string">
            <text:p>Ah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342001" calcext:value-type="float">
            <text:p>402122,34200100000</text:p>
          </table:table-cell>
          <table:table-cell office:value-type="float" office:value="5342642.33298" calcext:value-type="float">
            <text:p>5342642,33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,00000000000</text:p>
          </table:table-cell>
          <table:table-cell office:value-type="string" calcext:value-type="string">
            <text:p>BAh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2.006001" calcext:value-type="float">
            <text:p>402122,00600100000</text:p>
          </table:table-cell>
          <table:table-cell office:value-type="float" office:value="5342645.32298" calcext:value-type="float">
            <text:p>5342645,32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8.924001" calcext:value-type="float">
            <text:p>402118,92400100000</text:p>
          </table:table-cell>
          <table:table-cell office:value-type="float" office:value="5342640.64198" calcext:value-type="float">
            <text:p>5342640,64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,00000000000</text:p>
          </table:table-cell>
          <table:table-cell office:value-type="string" calcext:value-type="string">
            <text:p>BAh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9.493001" calcext:value-type="float">
            <text:p>402119,49300100000</text:p>
          </table:table-cell>
          <table:table-cell office:value-type="float" office:value="5342648.24698" calcext:value-type="float">
            <text:p>5342648,24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,00000000000</text:p>
          </table:table-cell>
          <table:table-cell office:value-type="string" calcext:value-type="string">
            <text:p>Ah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4.939001" calcext:value-type="float">
            <text:p>402114,93900100000</text:p>
          </table:table-cell>
          <table:table-cell office:value-type="float" office:value="5342642.58798" calcext:value-type="float">
            <text:p>5342642,58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,00000000000</text:p>
          </table:table-cell>
          <table:table-cell office:value-type="string" calcext:value-type="string">
            <text:p>BAh</text:p>
          </table:table-cell>
          <table:table-cell office:value-type="float" office:value="37.5" calcext:value-type="float">
            <text:p>37,50000000000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5.712001" calcext:value-type="float">
            <text:p>402115,71200100000</text:p>
          </table:table-cell>
          <table:table-cell office:value-type="float" office:value="5342650.36198" calcext:value-type="float">
            <text:p>5342650,36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,00000000000</text:p>
          </table:table-cell>
          <table:table-cell office:value-type="string" calcext:value-type="string">
            <text:p>FAh</text:p>
          </table:table-cell>
          <table:table-cell office:value-type="float" office:value="11" calcext:value-type="float">
            <text:p>11,00000000000</text:p>
          </table:table-cell>
          <table:table-cell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6.961001" calcext:value-type="float">
            <text:p>402116,96100100000</text:p>
          </table:table-cell>
          <table:table-cell office:value-type="float" office:value="5342651.15898" calcext:value-type="float">
            <text:p>5342651,15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114.734001" calcext:value-type="float">
            <text:p>402114,73400100000</text:p>
          </table:table-cell>
          <table:table-cell office:value-type="float" office:value="5342645.66498" calcext:value-type="float">
            <text:p>5342645,66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,00000000000</text:p>
          </table:table-cell>
          <table:table-cell office:value-type="string" calcext:value-type="string">
            <text:p>Ah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880001" calcext:value-type="float">
            <text:p>402113,88000100000</text:p>
          </table:table-cell>
          <table:table-cell office:value-type="float" office:value="5342643.96198" calcext:value-type="float">
            <text:p>5342643,96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384001" calcext:value-type="float">
            <text:p>402113,38400100000</text:p>
          </table:table-cell>
          <table:table-cell office:value-type="float" office:value="5342646.93498" calcext:value-type="float">
            <text:p>5342646,93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,00000000000</text:p>
          </table:table-cell>
          <table:table-cell office:value-type="string" calcext:value-type="string">
            <text:p>Es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1.642001" calcext:value-type="float">
            <text:p>402111,64200100000</text:p>
          </table:table-cell>
          <table:table-cell office:value-type="float" office:value="5342644.46098" calcext:value-type="float">
            <text:p>5342644,460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,00000000000</text:p>
          </table:table-cell>
          <table:table-cell office:value-type="string" calcext:value-type="string">
            <text:p>Rha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0.815001" calcext:value-type="float">
            <text:p>402110,81500100000</text:p>
          </table:table-cell>
          <table:table-cell office:value-type="float" office:value="5342649.48598" calcext:value-type="float">
            <text:p>5342649,48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1.849001" calcext:value-type="float">
            <text:p>402111,84900100000</text:p>
          </table:table-cell>
          <table:table-cell office:value-type="float" office:value="5342649.92398" calcext:value-type="float">
            <text:p>5342649,923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,00000000000</text:p>
          </table:table-cell>
          <table:table-cell office:value-type="string" calcext:value-type="string">
            <text:p>BAh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0.281001" calcext:value-type="float">
            <text:p>402110,28100100000</text:p>
          </table:table-cell>
          <table:table-cell office:value-type="float" office:value="5342653.58198" calcext:value-type="float">
            <text:p>5342653,58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7.577001" calcext:value-type="float">
            <text:p>402107,57700100000</text:p>
          </table:table-cell>
          <table:table-cell office:value-type="float" office:value="5342653.18798" calcext:value-type="float">
            <text:p>5342653,18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6.674001" calcext:value-type="float">
            <text:p>402106,67400100000</text:p>
          </table:table-cell>
          <table:table-cell office:value-type="float" office:value="5342655.45198" calcext:value-type="float">
            <text:p>5342655,451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6.857001" calcext:value-type="float">
            <text:p>402106,85700100000</text:p>
          </table:table-cell>
          <table:table-cell office:value-type="float" office:value="5342655.54898" calcext:value-type="float">
            <text:p>5342655,54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,00000000000</text:p>
          </table:table-cell>
          <table:table-cell office:value-type="string" calcext:value-type="string">
            <text:p>BAh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6.972001" calcext:value-type="float">
            <text:p>402106,97200100000</text:p>
          </table:table-cell>
          <table:table-cell office:value-type="float" office:value="5342655.96998" calcext:value-type="float">
            <text:p>5342655,96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,00000000000</text:p>
          </table:table-cell>
          <table:table-cell office:value-type="string" calcext:value-type="string">
            <text:p>Ah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4.559001" calcext:value-type="float">
            <text:p>402104,55900100000</text:p>
          </table:table-cell>
          <table:table-cell office:value-type="float" office:value="5342653.02498" calcext:value-type="float">
            <text:p>5342653,02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,00000000000</text:p>
          </table:table-cell>
          <table:table-cell office:value-type="string" calcext:value-type="string">
            <text:p>BAh</text:p>
          </table:table-cell>
          <table:table-cell office:value-type="float" office:value="15" calcext:value-type="float">
            <text:p>15,00000000000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5.136001" calcext:value-type="float">
            <text:p>402105,13600100000</text:p>
          </table:table-cell>
          <table:table-cell office:value-type="float" office:value="5342648.37298" calcext:value-type="float">
            <text:p>5342648,37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3.408001" calcext:value-type="float">
            <text:p>402103,40800100000</text:p>
          </table:table-cell>
          <table:table-cell office:value-type="float" office:value="5342649.67398" calcext:value-type="float">
            <text:p>5342649,67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1.608001" calcext:value-type="float">
            <text:p>402101,60800100000</text:p>
          </table:table-cell>
          <table:table-cell office:value-type="float" office:value="5342659.24298" calcext:value-type="float">
            <text:p>5342659,24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934001" calcext:value-type="float">
            <text:p>402097,93400100000</text:p>
          </table:table-cell>
          <table:table-cell office:value-type="float" office:value="5342660.44498" calcext:value-type="float">
            <text:p>5342660,44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,00000000000</text:p>
          </table:table-cell>
          <table:table-cell office:value-type="string" calcext:value-type="string">
            <text:p>BAh</text:p>
          </table:table-cell>
          <table:table-cell table:number-columns-repeated="2"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209001" calcext:value-type="float">
            <text:p>402095,20900100000</text:p>
          </table:table-cell>
          <table:table-cell office:value-type="float" office:value="5342657.73398" calcext:value-type="float">
            <text:p>5342657,73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,00000000000</text:p>
          </table:table-cell>
          <table:table-cell office:value-type="string" calcext:value-type="string">
            <text:p>Ah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3.307001" calcext:value-type="float">
            <text:p>402093,30700100000</text:p>
          </table:table-cell>
          <table:table-cell office:value-type="float" office:value="5342652.93698" calcext:value-type="float">
            <text:p>5342652,93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,00000000000</text:p>
          </table:table-cell>
          <table:table-cell office:value-type="string" calcext:value-type="string">
            <text:p>Salix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1" calcext:value-type="float">
            <text:p>1,00000000000</text:p>
          </table:table-cell>
          <table:table-cell office:value-type="string" calcext:value-type="string">
            <text:p>doppelstämmig, weitere Durchmesser: 6,5 / 7,0 (&lt;7)</text:p>
          </table:table-cell>
          <table:table-cell office:value-type="float" office:value="402092.173001" calcext:value-type="float">
            <text:p>402092,17300100000</text:p>
          </table:table-cell>
          <table:table-cell office:value-type="float" office:value="5342654.89298" calcext:value-type="float">
            <text:p>5342654,892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6.5" calcext:value-type="float">
            <text:p>1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748001" calcext:value-type="float">
            <text:p>402084,74800100000</text:p>
          </table:table-cell>
          <table:table-cell office:value-type="float" office:value="5342654.31398" calcext:value-type="float">
            <text:p>5342654,31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,00000000000</text:p>
          </table:table-cell>
          <table:table-cell office:value-type="string" calcext:value-type="string">
            <text:p>Salix</text:p>
          </table:table-cell>
          <table:table-cell office:value-type="float" office:value="7" calcext:value-type="float">
            <text:p>7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3.773001" calcext:value-type="float">
            <text:p>402083,77300100000</text:p>
          </table:table-cell>
          <table:table-cell office:value-type="float" office:value="5342657.44498" calcext:value-type="float">
            <text:p>5342657,44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6" calcext:value-type="float">
            <text:p>6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082.245001" calcext:value-type="float">
            <text:p>402082,24500100000</text:p>
          </table:table-cell>
          <table:table-cell office:value-type="float" office:value="5342655.45898" calcext:value-type="float">
            <text:p>5342655,45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,00000000000</text:p>
          </table:table-cell>
          <table:table-cell office:value-type="string" calcext:value-type="string">
            <text:p>Salix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8.067001" calcext:value-type="float">
            <text:p>402078,06700100000</text:p>
          </table:table-cell>
          <table:table-cell office:value-type="float" office:value="5342655.77898" calcext:value-type="float">
            <text:p>5342655,77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0.5" calcext:value-type="float">
            <text:p>4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0.783001" calcext:value-type="float">
            <text:p>402070,78300100000</text:p>
          </table:table-cell>
          <table:table-cell office:value-type="float" office:value="5342660.91898" calcext:value-type="float">
            <text:p>5342660,91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,00000000000</text:p>
          </table:table-cell>
          <table:table-cell office:value-type="string" calcext:value-type="string">
            <text:p>BAh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000001" calcext:value-type="float">
            <text:p>402071,00000100000</text:p>
          </table:table-cell>
          <table:table-cell office:value-type="float" office:value="5342657.57598" calcext:value-type="float">
            <text:p>5342657,57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1.009001" calcext:value-type="float">
            <text:p>402071,00900100000</text:p>
          </table:table-cell>
          <table:table-cell office:value-type="float" office:value="5342656.95798" calcext:value-type="float">
            <text:p>5342656,95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,00000000000</text:p>
          </table:table-cell>
          <table:table-cell office:value-type="string" calcext:value-type="string">
            <text:p>BAh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447001" calcext:value-type="float">
            <text:p>402074,44700100000</text:p>
          </table:table-cell>
          <table:table-cell office:value-type="float" office:value="5342653.25498" calcext:value-type="float">
            <text:p>5342653,25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2.885001" calcext:value-type="float">
            <text:p>402072,88500100000</text:p>
          </table:table-cell>
          <table:table-cell office:value-type="float" office:value="5342654.35298" calcext:value-type="float">
            <text:p>5342654,352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891001" calcext:value-type="float">
            <text:p>402074,89100100000</text:p>
          </table:table-cell>
          <table:table-cell office:value-type="float" office:value="5342652.80698" calcext:value-type="float">
            <text:p>5342652,80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807001" calcext:value-type="float">
            <text:p>402074,80700100000</text:p>
          </table:table-cell>
          <table:table-cell office:value-type="float" office:value="5342654.58798" calcext:value-type="float">
            <text:p>5342654,58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3.576001" calcext:value-type="float">
            <text:p>402073,57600100000</text:p>
          </table:table-cell>
          <table:table-cell office:value-type="float" office:value="5342653.33098" calcext:value-type="float">
            <text:p>5342653,33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4.168001" calcext:value-type="float">
            <text:p>402074,16800100000</text:p>
          </table:table-cell>
          <table:table-cell office:value-type="float" office:value="5342651.08698" calcext:value-type="float">
            <text:p>5342651,08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6.229001" calcext:value-type="float">
            <text:p>402076,22900100000</text:p>
          </table:table-cell>
          <table:table-cell office:value-type="float" office:value="5342649.95398" calcext:value-type="float">
            <text:p>5342649,953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8.681001" calcext:value-type="float">
            <text:p>402078,68100100000</text:p>
          </table:table-cell>
          <table:table-cell office:value-type="float" office:value="5342652.81698" calcext:value-type="float">
            <text:p>5342652,81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,00000000000</text:p>
          </table:table-cell>
          <table:table-cell office:value-type="string" calcext:value-type="string">
            <text:p>Rob</text:p>
          </table:table-cell>
          <table:table-cell table:number-columns-repeated="2" office:value-type="float" office:value="31" calcext:value-type="float">
            <text:p>3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9.910001" calcext:value-type="float">
            <text:p>402079,91000100000</text:p>
          </table:table-cell>
          <table:table-cell office:value-type="float" office:value="5342649.71498" calcext:value-type="float">
            <text:p>5342649,71498000000</text:p>
          </table:table-cell>
          <table:table-cell office:value-type="string" calcext:value-type="string">
            <text:p>Ro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,00000000000</text:p>
          </table:table-cell>
          <table:table-cell office:value-type="string" calcext:value-type="string">
            <text:p>Salix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1.487001" calcext:value-type="float">
            <text:p>402081,48700100000</text:p>
          </table:table-cell>
          <table:table-cell office:value-type="float" office:value="5342650.03398" calcext:value-type="float">
            <text:p>5342650,033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3" calcext:value-type="float">
            <text:p>1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79.966001" calcext:value-type="float">
            <text:p>402079,96600100000</text:p>
          </table:table-cell>
          <table:table-cell office:value-type="float" office:value="5342647.07798" calcext:value-type="float">
            <text:p>5342647,07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3.868001" calcext:value-type="float">
            <text:p>402083,86800100000</text:p>
          </table:table-cell>
          <table:table-cell office:value-type="float" office:value="5342650.18398" calcext:value-type="float">
            <text:p>5342650,18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,00000000000</text:p>
          </table:table-cell>
          <table:table-cell office:value-type="string" calcext:value-type="string">
            <text:p>Ah</text:p>
          </table:table-cell>
          <table:table-cell office:value-type="float" office:value="25.5" calcext:value-type="float">
            <text:p>25,50000000000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2.989001" calcext:value-type="float">
            <text:p>402082,98900100000</text:p>
          </table:table-cell>
          <table:table-cell office:value-type="float" office:value="5342646.71198" calcext:value-type="float">
            <text:p>5342646,71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,00000000000</text:p>
          </table:table-cell>
          <table:table-cell office:value-type="string" calcext:value-type="string">
            <text:p>Salix</text:p>
          </table:table-cell>
          <table:table-cell office:value-type="float" office:value="8" calcext:value-type="float">
            <text:p>8,00000000000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3.478001" calcext:value-type="float">
            <text:p>402083,47800100000</text:p>
          </table:table-cell>
          <table:table-cell office:value-type="float" office:value="5342645.24298" calcext:value-type="float">
            <text:p>5342645,242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,00000000000</text:p>
          </table:table-cell>
          <table:table-cell office:value-type="string" calcext:value-type="string">
            <text:p>Ah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5.645001" calcext:value-type="float">
            <text:p>402085,64500100000</text:p>
          </table:table-cell>
          <table:table-cell office:value-type="float" office:value="5342646.52298" calcext:value-type="float">
            <text:p>5342646,52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,00000000000</text:p>
          </table:table-cell>
          <table:table-cell office:value-type="string" calcext:value-type="string">
            <text:p>Salix</text:p>
          </table:table-cell>
          <table:table-cell office:value-type="float" office:value="9" calcext:value-type="float">
            <text:p>9,00000000000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4.546001" calcext:value-type="float">
            <text:p>402084,54600100000</text:p>
          </table:table-cell>
          <table:table-cell office:value-type="float" office:value="5342650.65998" calcext:value-type="float">
            <text:p>5342650,659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7.5" calcext:value-type="float">
            <text:p>4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6.722001" calcext:value-type="float">
            <text:p>402086,72200100000</text:p>
          </table:table-cell>
          <table:table-cell office:value-type="float" office:value="5342651.52598" calcext:value-type="float">
            <text:p>5342651,52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5.5" calcext:value-type="float">
            <text:p>2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9.939001" calcext:value-type="float">
            <text:p>402089,93900100000</text:p>
          </table:table-cell>
          <table:table-cell office:value-type="float" office:value="5342647.38198" calcext:value-type="float">
            <text:p>5342647,38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,00000000000</text:p>
          </table:table-cell>
          <table:table-cell office:value-type="string" calcext:value-type="string">
            <text:p>Ah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658001" calcext:value-type="float">
            <text:p>402097,65800100000</text:p>
          </table:table-cell>
          <table:table-cell office:value-type="float" office:value="5342650.28298" calcext:value-type="float">
            <text:p>5342650,28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,00000000000</text:p>
          </table:table-cell>
          <table:table-cell office:value-type="string" calcext:value-type="string">
            <text:p>Ah</text:p>
          </table:table-cell>
          <table:table-cell office:value-type="float" office:value="37" calcext:value-type="float">
            <text:p>37,00000000000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5.960001" calcext:value-type="float">
            <text:p>402085,96000100000</text:p>
          </table:table-cell>
          <table:table-cell office:value-type="float" office:value="5342642.29598" calcext:value-type="float">
            <text:p>5342642,29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,00000000000</text:p>
          </table:table-cell>
          <table:table-cell office:value-type="string" calcext:value-type="string">
            <text:p>Ah</text:p>
          </table:table-cell>
          <table:table-cell office:value-type="float" office:value="24.5" calcext:value-type="float">
            <text:p>24,50000000000</text:p>
          </table:table-cell>
          <table:table-cell office:value-type="float" office:value="26" calcext:value-type="float">
            <text:p>2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233001" calcext:value-type="float">
            <text:p>402095,23300100000</text:p>
          </table:table-cell>
          <table:table-cell office:value-type="float" office:value="5342648.41198" calcext:value-type="float">
            <text:p>5342648,41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,00000000000</text:p>
          </table:table-cell>
          <table:table-cell office:value-type="string" calcext:value-type="string">
            <text:p>Ah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3.935001" calcext:value-type="float">
            <text:p>402093,93500100000</text:p>
          </table:table-cell>
          <table:table-cell office:value-type="float" office:value="5342644.56798" calcext:value-type="float">
            <text:p>5342644,56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,00000000000</text:p>
          </table:table-cell>
          <table:table-cell office:value-type="string" calcext:value-type="string">
            <text:p>Ah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8.768001" calcext:value-type="float">
            <text:p>402088,76800100000</text:p>
          </table:table-cell>
          <table:table-cell office:value-type="float" office:value="5342639.93698" calcext:value-type="float">
            <text:p>5342639,93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,00000000000</text:p>
          </table:table-cell>
          <table:table-cell office:value-type="string" calcext:value-type="string">
            <text:p>Ah</text:p>
          </table:table-cell>
          <table:table-cell office:value-type="float" office:value="46" calcext:value-type="float">
            <text:p>46,00000000000</text:p>
          </table:table-cell>
          <table:table-cell office:value-type="float" office:value="47" calcext:value-type="float">
            <text:p>4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2.457001" calcext:value-type="float">
            <text:p>402092,45700100000</text:p>
          </table:table-cell>
          <table:table-cell office:value-type="float" office:value="5342641.57798" calcext:value-type="float">
            <text:p>5342641,57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,00000000000</text:p>
          </table:table-cell>
          <table:table-cell office:value-type="string" calcext:value-type="string">
            <text:p>Ah</text:p>
          </table:table-cell>
          <table:table-cell office:value-type="float" office:value="41" calcext:value-type="float">
            <text:p>41,00000000000</text:p>
          </table:table-cell>
          <table:table-cell office:value-type="float" office:value="43.5" calcext:value-type="float">
            <text:p>4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9.113001" calcext:value-type="float">
            <text:p>402089,11300100000</text:p>
          </table:table-cell>
          <table:table-cell office:value-type="float" office:value="5342638.32998" calcext:value-type="float">
            <text:p>5342638,32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,00000000000</text:p>
          </table:table-cell>
          <table:table-cell office:value-type="string" calcext:value-type="string">
            <text:p>Ah</text:p>
          </table:table-cell>
          <table:table-cell office:value-type="float" office:value="19" calcext:value-type="float">
            <text:p>19,00000000000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0.692001" calcext:value-type="float">
            <text:p>402090,69200100000</text:p>
          </table:table-cell>
          <table:table-cell office:value-type="float" office:value="5342638.99098" calcext:value-type="float">
            <text:p>5342638,99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89.997001" calcext:value-type="float">
            <text:p>402089,99700100000</text:p>
          </table:table-cell>
          <table:table-cell office:value-type="float" office:value="5342637.14098" calcext:value-type="float">
            <text:p>5342637,14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,00000000000</text:p>
          </table:table-cell>
          <table:table-cell office:value-type="string" calcext:value-type="string">
            <text:p>Rha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1.5" calcext:value-type="float">
            <text:p>1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5.098001" calcext:value-type="float">
            <text:p>402095,09800100000</text:p>
          </table:table-cell>
          <table:table-cell office:value-type="float" office:value="5342643.18598" calcext:value-type="float">
            <text:p>5342643,185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,00000000000</text:p>
          </table:table-cell>
          <table:table-cell office:value-type="string" calcext:value-type="string">
            <text:p>Ah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6.688001" calcext:value-type="float">
            <text:p>402096,68800100000</text:p>
          </table:table-cell>
          <table:table-cell office:value-type="float" office:value="5342643.90498" calcext:value-type="float">
            <text:p>5342643,90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,00000000000</text:p>
          </table:table-cell>
          <table:table-cell office:value-type="string" calcext:value-type="string">
            <text:p>Ah</text:p>
          </table:table-cell>
          <table:table-cell office:value-type="float" office:value="36" calcext:value-type="float">
            <text:p>36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0.659001" calcext:value-type="float">
            <text:p>402100,65900100000</text:p>
          </table:table-cell>
          <table:table-cell office:value-type="float" office:value="5342646.57798" calcext:value-type="float">
            <text:p>5342646,57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46" calcext:value-type="float">
            <text:p>4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771001" calcext:value-type="float">
            <text:p>402097,77100100000</text:p>
          </table:table-cell>
          <table:table-cell office:value-type="float" office:value="5342635.24998" calcext:value-type="float">
            <text:p>5342635,24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1.5" calcext:value-type="float">
            <text:p>3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7.689001" calcext:value-type="float">
            <text:p>402097,68900100000</text:p>
          </table:table-cell>
          <table:table-cell office:value-type="float" office:value="5342632.42598" calcext:value-type="float">
            <text:p>5342632,42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0" calcext:value-type="float">
            <text:p>2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099.197001" calcext:value-type="float">
            <text:p>402099,19700100000</text:p>
          </table:table-cell>
          <table:table-cell office:value-type="float" office:value="5342633.67198" calcext:value-type="float">
            <text:p>5342633,67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,00000000000</text:p>
          </table:table-cell>
          <table:table-cell office:value-type="string" calcext:value-type="string">
            <text:p>Ah</text:p>
          </table:table-cell>
          <table:table-cell office:value-type="float" office:value="27.5" calcext:value-type="float">
            <text:p>27,50000000000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1.626001" calcext:value-type="float">
            <text:p>402101,62600100000</text:p>
          </table:table-cell>
          <table:table-cell office:value-type="float" office:value="5342630.66398" calcext:value-type="float">
            <text:p>5342630,66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3" calcext:value-type="float">
            <text:p>2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2.573001" calcext:value-type="float">
            <text:p>402102,57300100000</text:p>
          </table:table-cell>
          <table:table-cell office:value-type="float" office:value="5342633.11998" calcext:value-type="float">
            <text:p>5342633,11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,00000000000</text:p>
          </table:table-cell>
          <table:table-cell office:value-type="string" calcext:value-type="string">
            <text:p>Ah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6.495001" calcext:value-type="float">
            <text:p>402106,49500100000</text:p>
          </table:table-cell>
          <table:table-cell office:value-type="float" office:value="5342642.53998" calcext:value-type="float">
            <text:p>5342642,53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7" calcext:value-type="float">
            <text:p>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5.072001" calcext:value-type="float">
            <text:p>402105,07200100000</text:p>
          </table:table-cell>
          <table:table-cell office:value-type="float" office:value="5342641.64498" calcext:value-type="float">
            <text:p>5342641,644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,00000000000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8" calcext:value-type="float">
            <text:p>28,00000000000</text:p>
          </table:table-cell>
          <table:table-cell office:value-type="float" office:value="1" calcext:value-type="float">
            <text:p>1,00000000000</text:p>
          </table:table-cell>
          <table:table-cell/>
          <table:table-cell office:value-type="float" office:value="402107.247001" calcext:value-type="float">
            <text:p>402107,24700100000</text:p>
          </table:table-cell>
          <table:table-cell office:value-type="float" office:value="5342641.11898" calcext:value-type="float">
            <text:p>5342641,118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8.953001" calcext:value-type="float">
            <text:p>402108,95300100000</text:p>
          </table:table-cell>
          <table:table-cell office:value-type="float" office:value="5342637.96098" calcext:value-type="float">
            <text:p>5342637,96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,00000000000</text:p>
          </table:table-cell>
          <table:table-cell office:value-type="string" calcext:value-type="string">
            <text:p>Ah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8.763001" calcext:value-type="float">
            <text:p>402108,76300100000</text:p>
          </table:table-cell>
          <table:table-cell office:value-type="float" office:value="5342634.85598" calcext:value-type="float">
            <text:p>5342634,85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,00000000000</text:p>
          </table:table-cell>
          <table:table-cell office:value-type="string" calcext:value-type="string">
            <text:p>Hbu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05.850001" calcext:value-type="float">
            <text:p>402105,85000100000</text:p>
          </table:table-cell>
          <table:table-cell office:value-type="float" office:value="5342627.76298" calcext:value-type="float">
            <text:p>5342627,76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6" calcext:value-type="float">
            <text:p>1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0.648001" calcext:value-type="float">
            <text:p>402110,64800100000</text:p>
          </table:table-cell>
          <table:table-cell office:value-type="float" office:value="5342633.89198" calcext:value-type="float">
            <text:p>5342633,89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2" calcext:value-type="float">
            <text:p>1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3.691001" calcext:value-type="float">
            <text:p>402113,69100100000</text:p>
          </table:table-cell>
          <table:table-cell office:value-type="float" office:value="5342635.16198" calcext:value-type="float">
            <text:p>5342635,16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,00000000000</text:p>
          </table:table-cell>
          <table:table-cell office:value-type="string" calcext:value-type="string">
            <text:p>Ah</text:p>
          </table:table-cell>
          <table:table-cell office:value-type="float" office:value="39" calcext:value-type="float">
            <text:p>39,00000000000</text:p>
          </table:table-cell>
          <table:table-cell office:value-type="float" office:value="41.5" calcext:value-type="float">
            <text:p>4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0.803001" calcext:value-type="float">
            <text:p>402110,80300100000</text:p>
          </table:table-cell>
          <table:table-cell office:value-type="float" office:value="5342628.30598" calcext:value-type="float">
            <text:p>5342628,30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6.5" calcext:value-type="float">
            <text:p>36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1.666001" calcext:value-type="float">
            <text:p>402111,66600100000</text:p>
          </table:table-cell>
          <table:table-cell office:value-type="float" office:value="5342626.06598" calcext:value-type="float">
            <text:p>5342626,06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4.948001" calcext:value-type="float">
            <text:p>402114,94800100000</text:p>
          </table:table-cell>
          <table:table-cell office:value-type="float" office:value="5342625.39898" calcext:value-type="float">
            <text:p>5342625,39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,00000000000</text:p>
          </table:table-cell>
          <table:table-cell office:value-type="string" calcext:value-type="string">
            <text:p>Ah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5.999001" calcext:value-type="float">
            <text:p>402115,99900100000</text:p>
          </table:table-cell>
          <table:table-cell office:value-type="float" office:value="5342626.94898" calcext:value-type="float">
            <text:p>5342626,94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,00000000000</text:p>
          </table:table-cell>
          <table:table-cell office:value-type="string" calcext:value-type="string">
            <text:p>Ah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7.008001" calcext:value-type="float">
            <text:p>402117,00800100000</text:p>
          </table:table-cell>
          <table:table-cell office:value-type="float" office:value="5342627.87198" calcext:value-type="float">
            <text:p>5342627,87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,00000000000</text:p>
          </table:table-cell>
          <table:table-cell office:value-type="string" calcext:value-type="string">
            <text:p>Ah</text:p>
          </table:table-cell>
          <table:table-cell office:value-type="float" office:value="16" calcext:value-type="float">
            <text:p>16,0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6.140001" calcext:value-type="float">
            <text:p>402116,14000100000</text:p>
          </table:table-cell>
          <table:table-cell office:value-type="float" office:value="5342629.25398" calcext:value-type="float">
            <text:p>5342629,253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5.5" calcext:value-type="float">
            <text:p>15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5.661001" calcext:value-type="float">
            <text:p>402115,66100100000</text:p>
          </table:table-cell>
          <table:table-cell office:value-type="float" office:value="5342629.56598" calcext:value-type="float">
            <text:p>5342629,56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,00000000000</text:p>
          </table:table-cell>
          <table:table-cell office:value-type="string" calcext:value-type="string">
            <text:p>Ah</text:p>
          </table:table-cell>
          <table:table-cell office:value-type="float" office:value="28.5" calcext:value-type="float">
            <text:p>28,50000000000</text:p>
          </table:table-cell>
          <table:table-cell office:value-type="float" office:value="29.5" calcext:value-type="float">
            <text:p>2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6.956001" calcext:value-type="float">
            <text:p>402116,95600100000</text:p>
          </table:table-cell>
          <table:table-cell office:value-type="float" office:value="5342632.34598" calcext:value-type="float">
            <text:p>5342632,34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,00000000000</text:p>
          </table:table-cell>
          <table:table-cell office:value-type="string" calcext:value-type="string">
            <text:p>Ah</text:p>
          </table:table-cell>
          <table:table-cell office:value-type="float" office:value="23" calcext:value-type="float">
            <text:p>23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9.239001" calcext:value-type="float">
            <text:p>402119,23900100000</text:p>
          </table:table-cell>
          <table:table-cell office:value-type="float" office:value="5342634.61298" calcext:value-type="float">
            <text:p>5342634,61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,00000000000</text:p>
          </table:table-cell>
          <table:table-cell office:value-type="string" calcext:value-type="string">
            <text:p>Ah</text:p>
          </table:table-cell>
          <table:table-cell office:value-type="float" office:value="36.5" calcext:value-type="float">
            <text:p>36,50000000000</text:p>
          </table:table-cell>
          <table:table-cell office:value-type="float" office:value="37.5" calcext:value-type="float">
            <text:p>3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9.453001" calcext:value-type="float">
            <text:p>402119,45300100000</text:p>
          </table:table-cell>
          <table:table-cell office:value-type="float" office:value="5342633.00198" calcext:value-type="float">
            <text:p>5342633,00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,00000000000</text:p>
          </table:table-cell>
          <table:table-cell office:value-type="string" calcext:value-type="string">
            <text:p>Ah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28" calcext:value-type="float">
            <text:p>2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3.900001" calcext:value-type="float">
            <text:p>402123,90000100000</text:p>
          </table:table-cell>
          <table:table-cell office:value-type="float" office:value="5342632.02498" calcext:value-type="float">
            <text:p>5342632,02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,00000000000</text:p>
          </table:table-cell>
          <table:table-cell office:value-type="string" calcext:value-type="string">
            <text:p>Ah</text:p>
          </table:table-cell>
          <table:table-cell office:value-type="float" office:value="34" calcext:value-type="float">
            <text:p>34,0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3.009001" calcext:value-type="float">
            <text:p>402123,00900100000</text:p>
          </table:table-cell>
          <table:table-cell office:value-type="float" office:value="5342630.94598" calcext:value-type="float">
            <text:p>5342630,94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5" calcext:value-type="float">
            <text:p>1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1.913001" calcext:value-type="float">
            <text:p>402121,91300100000</text:p>
          </table:table-cell>
          <table:table-cell office:value-type="float" office:value="5342629.14898" calcext:value-type="float">
            <text:p>5342629,14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,00000000000</text:p>
          </table:table-cell>
          <table:table-cell office:value-type="string" calcext:value-type="string">
            <text:p>Ah</text:p>
          </table:table-cell>
          <table:table-cell office:value-type="float" office:value="16.5" calcext:value-type="float">
            <text:p>16,5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1.514001" calcext:value-type="float">
            <text:p>402121,51400100000</text:p>
          </table:table-cell>
          <table:table-cell office:value-type="float" office:value="5342626.46598" calcext:value-type="float">
            <text:p>5342626,46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,00000000000</text:p>
          </table:table-cell>
          <table:table-cell office:value-type="string" calcext:value-type="string">
            <text:p>Ah</text:p>
          </table:table-cell>
          <table:table-cell office:value-type="float" office:value="31.5" calcext:value-type="float">
            <text:p>31,50000000000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6.038001" calcext:value-type="float">
            <text:p>402126,03800100000</text:p>
          </table:table-cell>
          <table:table-cell office:value-type="float" office:value="5342627.33198" calcext:value-type="float">
            <text:p>5342627,33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,00000000000</text:p>
          </table:table-cell>
          <table:table-cell office:value-type="string" calcext:value-type="string">
            <text:p>Ah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29" calcext:value-type="float">
            <text:p>2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0.847001" calcext:value-type="float">
            <text:p>402120,84700100000</text:p>
          </table:table-cell>
          <table:table-cell office:value-type="float" office:value="5342625.15998" calcext:value-type="float">
            <text:p>5342625,159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,00000000000</text:p>
          </table:table-cell>
          <table:table-cell office:value-type="string" calcext:value-type="string">
            <text:p>Ah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6.868001" calcext:value-type="float">
            <text:p>402126,86800100000</text:p>
          </table:table-cell>
          <table:table-cell office:value-type="float" office:value="5342626.53498" calcext:value-type="float">
            <text:p>5342626,53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6.5" calcext:value-type="float">
            <text:p>6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121.639001" calcext:value-type="float">
            <text:p>402121,63900100000</text:p>
          </table:table-cell>
          <table:table-cell office:value-type="float" office:value="5342623.66698" calcext:value-type="float">
            <text:p>5342623,666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,00000000000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86" calcext:value-type="float">
            <text:p>86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3.258001" calcext:value-type="float">
            <text:p>402123,25800100000</text:p>
          </table:table-cell>
          <table:table-cell office:value-type="float" office:value="5342624.72298" calcext:value-type="float">
            <text:p>5342624,72298000000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4" calcext:value-type="float">
            <text:p>34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0.514001" calcext:value-type="float">
            <text:p>402130,51400100000</text:p>
          </table:table-cell>
          <table:table-cell office:value-type="float" office:value="5342629.47598" calcext:value-type="float">
            <text:p>5342629,47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,00000000000</text:p>
          </table:table-cell>
          <table:table-cell office:value-type="string" calcext:value-type="string">
            <text:p>Ah</text:p>
          </table:table-cell>
          <table:table-cell office:value-type="float" office:value="13" calcext:value-type="float">
            <text:p>13,00000000000</text:p>
          </table:table-cell>
          <table:table-cell office:value-type="float" office:value="13.5" calcext:value-type="float">
            <text:p>1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2.640001" calcext:value-type="float">
            <text:p>402132,64000100000</text:p>
          </table:table-cell>
          <table:table-cell office:value-type="float" office:value="5342628.33898" calcext:value-type="float">
            <text:p>5342628,33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,00000000000</text:p>
          </table:table-cell>
          <table:table-cell office:value-type="string" calcext:value-type="string">
            <text:p>Ah</text:p>
          </table:table-cell>
          <table:table-cell office:value-type="float" office:value="48.5" calcext:value-type="float">
            <text:p>48,50000000000</text:p>
          </table:table-cell>
          <table:table-cell office:value-type="float" office:value="49" calcext:value-type="float">
            <text:p>4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9.536001" calcext:value-type="float">
            <text:p>402129,53600100000</text:p>
          </table:table-cell>
          <table:table-cell office:value-type="float" office:value="5342624.35098" calcext:value-type="float">
            <text:p>5342624,35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,00000000000</text:p>
          </table:table-cell>
          <table:table-cell office:value-type="string" calcext:value-type="string">
            <text:p>Ah</text:p>
          </table:table-cell>
          <table:table-cell office:value-type="float" office:value="35.5" calcext:value-type="float">
            <text:p>35,5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6.140001" calcext:value-type="float">
            <text:p>402126,14000100000</text:p>
          </table:table-cell>
          <table:table-cell office:value-type="float" office:value="5342617.72698" calcext:value-type="float">
            <text:p>5342617,726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,00000000000</text:p>
          </table:table-cell>
          <table:table-cell office:value-type="string" calcext:value-type="string">
            <text:p>Ah</text:p>
          </table:table-cell>
          <table:table-cell office:value-type="float" office:value="20.5" calcext:value-type="float">
            <text:p>20,50000000000</text:p>
          </table:table-cell>
          <table:table-cell office:value-type="float" office:value="21.5" calcext:value-type="float">
            <text:p>21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1.515001" calcext:value-type="float">
            <text:p>402131,51500100000</text:p>
          </table:table-cell>
          <table:table-cell office:value-type="float" office:value="5342623.60598" calcext:value-type="float">
            <text:p>5342623,60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,00000000000</text:p>
          </table:table-cell>
          <table:table-cell office:value-type="string" calcext:value-type="string">
            <text:p>Ah</text:p>
          </table:table-cell>
          <table:table-cell office:value-type="float" office:value="33" calcext:value-type="float">
            <text:p>33,0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2.254001" calcext:value-type="float">
            <text:p>402132,25400100000</text:p>
          </table:table-cell>
          <table:table-cell office:value-type="float" office:value="5342622.33898" calcext:value-type="float">
            <text:p>5342622,33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,00000000000</text:p>
          </table:table-cell>
          <table:table-cell office:value-type="string" calcext:value-type="string">
            <text:p>Ah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8.995001" calcext:value-type="float">
            <text:p>402128,99500100000</text:p>
          </table:table-cell>
          <table:table-cell office:value-type="float" office:value="5342618.89798" calcext:value-type="float">
            <text:p>5342618,89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,00000000000</text:p>
          </table:table-cell>
          <table:table-cell office:value-type="string" calcext:value-type="string">
            <text:p>Ah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7.5" calcext:value-type="float">
            <text:p>1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3.313001" calcext:value-type="float">
            <text:p>402133,31300100000</text:p>
          </table:table-cell>
          <table:table-cell office:value-type="float" office:value="5342622.37898" calcext:value-type="float">
            <text:p>5342622,37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9.271001" calcext:value-type="float">
            <text:p>402129,27100100000</text:p>
          </table:table-cell>
          <table:table-cell office:value-type="float" office:value="5342617.07098" calcext:value-type="float">
            <text:p>5342617,07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,00000000000</text:p>
          </table:table-cell>
          <table:table-cell office:value-type="string" calcext:value-type="string">
            <text:p>Ah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35" calcext:value-type="float">
            <text:p>35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1.820001" calcext:value-type="float">
            <text:p>402131,82000100000</text:p>
          </table:table-cell>
          <table:table-cell office:value-type="float" office:value="5342616.80798" calcext:value-type="float">
            <text:p>5342616,807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,00000000000</text:p>
          </table:table-cell>
          <table:table-cell office:value-type="string" calcext:value-type="string">
            <text:p>Ah</text:p>
          </table:table-cell>
          <table:table-cell office:value-type="float" office:value="22" calcext:value-type="float">
            <text:p>22,00000000000</text:p>
          </table:table-cell>
          <table:table-cell office:value-type="float" office:value="23.5" calcext:value-type="float">
            <text:p>23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7.799001" calcext:value-type="float">
            <text:p>402137,79900100000</text:p>
          </table:table-cell>
          <table:table-cell office:value-type="float" office:value="5342623.16898" calcext:value-type="float">
            <text:p>5342623,168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,00000000000</text:p>
          </table:table-cell>
          <table:table-cell office:value-type="string" calcext:value-type="string">
            <text:p>Ah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6.548001" calcext:value-type="float">
            <text:p>402136,54800100000</text:p>
          </table:table-cell>
          <table:table-cell office:value-type="float" office:value="5342623.16298" calcext:value-type="float">
            <text:p>5342623,16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,00000000000</text:p>
          </table:table-cell>
          <table:table-cell office:value-type="string" calcext:value-type="string">
            <text:p>Hbu</text:p>
          </table:table-cell>
          <table:table-cell table:number-columns-repeated="2" office:value-type="float" office:value="18" calcext:value-type="float">
            <text:p>1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19.470001" calcext:value-type="float">
            <text:p>402119,47000100000</text:p>
          </table:table-cell>
          <table:table-cell office:value-type="float" office:value="5342612.31998" calcext:value-type="float">
            <text:p>5342612,319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,00000000000</text:p>
          </table:table-cell>
          <table:table-cell office:value-type="string" calcext:value-type="string">
            <text:p>Ah</text:p>
          </table:table-cell>
          <table:table-cell office:value-type="float" office:value="32.5" calcext:value-type="float">
            <text:p>32,50000000000</text:p>
          </table:table-cell>
          <table:table-cell office:value-type="float" office:value="32" calcext:value-type="float">
            <text:p>32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4.528001" calcext:value-type="float">
            <text:p>402134,52800100000</text:p>
          </table:table-cell>
          <table:table-cell office:value-type="float" office:value="5342618.45598" calcext:value-type="float">
            <text:p>5342618,45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,00000000000</text:p>
          </table:table-cell>
          <table:table-cell office:value-type="string" calcext:value-type="string">
            <text:p>Rha</text:p>
          </table:table-cell>
          <table:table-cell table:number-columns-repeated="2"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7.472001" calcext:value-type="float">
            <text:p>402137,47200100000</text:p>
          </table:table-cell>
          <table:table-cell office:value-type="float" office:value="5342620.04298" calcext:value-type="float">
            <text:p>5342620,04298000000</text:p>
          </table:table-cell>
          <table:table-cell office:value-type="string" calcext:value-type="string">
            <text:p>Faulb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8" calcext:value-type="float">
            <text:p>8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5.391001" calcext:value-type="float">
            <text:p>402135,39100100000</text:p>
          </table:table-cell>
          <table:table-cell office:value-type="float" office:value="5342615.77898" calcext:value-type="float">
            <text:p>5342615,778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,00000000000</text:p>
          </table:table-cell>
          <table:table-cell office:value-type="string" calcext:value-type="string">
            <text:p>Ah</text:p>
          </table:table-cell>
          <table:table-cell office:value-type="float" office:value="30.5" calcext:value-type="float">
            <text:p>30,50000000000</text:p>
          </table:table-cell>
          <table:table-cell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8.803001" calcext:value-type="float">
            <text:p>402138,80300100000</text:p>
          </table:table-cell>
          <table:table-cell office:value-type="float" office:value="5342619.91298" calcext:value-type="float">
            <text:p>5342619,91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30" calcext:value-type="float">
            <text:p>30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0.871001" calcext:value-type="float">
            <text:p>402140,87100100000</text:p>
          </table:table-cell>
          <table:table-cell office:value-type="float" office:value="5342620.31498" calcext:value-type="float">
            <text:p>5342620,314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,00000000000</text:p>
          </table:table-cell>
          <table:table-cell office:value-type="string" calcext:value-type="string">
            <text:p>Ah</text:p>
          </table:table-cell>
          <table:table-cell office:value-type="float" office:value="33.5" calcext:value-type="float">
            <text:p>33,50000000000</text:p>
          </table:table-cell>
          <table:table-cell office:value-type="float" office:value="34.5" calcext:value-type="float">
            <text:p>3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6.611001" calcext:value-type="float">
            <text:p>402136,61100100000</text:p>
          </table:table-cell>
          <table:table-cell office:value-type="float" office:value="5342614.23198" calcext:value-type="float">
            <text:p>5342614,23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8.5" calcext:value-type="float">
            <text:p>8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6.254001" calcext:value-type="float">
            <text:p>402136,25400100000</text:p>
          </table:table-cell>
          <table:table-cell office:value-type="float" office:value="5342613.75098" calcext:value-type="float">
            <text:p>5342613,750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21" calcext:value-type="float">
            <text:p>21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8.284001" calcext:value-type="float">
            <text:p>402138,28400100000</text:p>
          </table:table-cell>
          <table:table-cell office:value-type="float" office:value="5342613.88598" calcext:value-type="float">
            <text:p>5342613,885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,00000000000</text:p>
          </table:table-cell>
          <table:table-cell office:value-type="string" calcext:value-type="string">
            <text:p>Salix</text:p>
          </table:table-cell>
          <table:table-cell office:value-type="float" office:value="6" calcext:value-type="float">
            <text:p>6,00000000000</text:p>
          </table:table-cell>
          <table:table-cell office:value-type="float" office:value="7.5" calcext:value-type="float">
            <text:p>7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&lt;7</text:p>
          </table:table-cell>
          <table:table-cell office:value-type="float" office:value="402141.696001" calcext:value-type="float">
            <text:p>402141,69600100000</text:p>
          </table:table-cell>
          <table:table-cell office:value-type="float" office:value="5342621.30198" calcext:value-type="float">
            <text:p>5342621,301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" calcext:value-type="float">
            <text:p>9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42.672001" calcext:value-type="float">
            <text:p>402142,67200100000</text:p>
          </table:table-cell>
          <table:table-cell office:value-type="float" office:value="5342616.27498" calcext:value-type="float">
            <text:p>5342616,274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,00000000000</text:p>
          </table:table-cell>
          <table:table-cell office:value-type="string" calcext:value-type="string">
            <text:p>Salix</text:p>
          </table:table-cell>
          <table:table-cell office:value-type="float" office:value="10.5" calcext:value-type="float">
            <text:p>10,50000000000</text:p>
          </table:table-cell>
          <table:table-cell office:value-type="float" office:value="10" calcext:value-type="float">
            <text:p>10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"fällt raus, falls Zaun geändert wird"</text:p>
          </table:table-cell>
          <table:table-cell office:value-type="float" office:value="402141.659001" calcext:value-type="float">
            <text:p>402141,65900100000</text:p>
          </table:table-cell>
          <table:table-cell office:value-type="float" office:value="5342610.44098" calcext:value-type="float">
            <text:p>5342610,440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,00000000000</text:p>
          </table:table-cell>
          <table:table-cell office:value-type="string" calcext:value-type="string">
            <text:p>Ah</text:p>
          </table:table-cell>
          <table:table-cell office:value-type="float" office:value="26.5" calcext:value-type="float">
            <text:p>26,50000000000</text:p>
          </table:table-cell>
          <table:table-cell office:value-type="float" office:value="27" calcext:value-type="float">
            <text:p>2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8.830001" calcext:value-type="float">
            <text:p>402138,83000100000</text:p>
          </table:table-cell>
          <table:table-cell office:value-type="float" office:value="5342603.46198" calcext:value-type="float">
            <text:p>5342603,461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,00000000000</text:p>
          </table:table-cell>
          <table:table-cell office:value-type="string" calcext:value-type="string">
            <text:p>Salix</text:p>
          </table:table-cell>
          <table:table-cell table:number-columns-repeated="2" office:value-type="float" office:value="9.5" calcext:value-type="float">
            <text:p>9,5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"fällt raus, falls Zaun geändert wird"</text:p>
          </table:table-cell>
          <table:table-cell office:value-type="float" office:value="402138.867001" calcext:value-type="float">
            <text:p>402138,86700100000</text:p>
          </table:table-cell>
          <table:table-cell office:value-type="float" office:value="5342599.54798" calcext:value-type="float">
            <text:p>5342599,54798000000</text:p>
          </table:table-cell>
          <table:table-cell office:value-type="string" calcext:value-type="string">
            <text:p>We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,00000000000</text:p>
          </table:table-cell>
          <table:table-cell office:value-type="string" calcext:value-type="string">
            <text:p>Hbu</text:p>
          </table:table-cell>
          <table:table-cell office:value-type="float" office:value="18" calcext:value-type="float">
            <text:p>18,00000000000</text:p>
          </table:table-cell>
          <table:table-cell office:value-type="float" office:value="19.5" calcext:value-type="float">
            <text:p>19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6.817001" calcext:value-type="float">
            <text:p>402136,81700100000</text:p>
          </table:table-cell>
          <table:table-cell office:value-type="float" office:value="5342601.71298" calcext:value-type="float">
            <text:p>5342601,712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,00000000000</text:p>
          </table:table-cell>
          <table:table-cell office:value-type="string" calcext:value-type="string">
            <text:p>Es</text:p>
          </table:table-cell>
          <table:table-cell office:value-type="float" office:value="44.5" calcext:value-type="float">
            <text:p>44,50000000000</text:p>
          </table:table-cell>
          <table:table-cell office:value-type="float" office:value="44" calcext:value-type="float">
            <text:p>44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"fällt raus, falls Zaun geändert wird"</text:p>
          </table:table-cell>
          <table:table-cell office:value-type="float" office:value="402136.798001" calcext:value-type="float">
            <text:p>402136,79800100000</text:p>
          </table:table-cell>
          <table:table-cell office:value-type="float" office:value="5342599.51398" calcext:value-type="float">
            <text:p>5342599,51398000000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,00000000000</text:p>
          </table:table-cell>
          <table:table-cell office:value-type="string" calcext:value-type="string">
            <text:p>Hbu</text:p>
          </table:table-cell>
          <table:table-cell office:value-type="float" office:value="18.5" calcext:value-type="float">
            <text:p>18,50000000000</text:p>
          </table:table-cell>
          <table:table-cell office:value-type="float" office:value="17" calcext:value-type="float">
            <text:p>17,0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34.555001" calcext:value-type="float">
            <text:p>402134,55500100000</text:p>
          </table:table-cell>
          <table:table-cell office:value-type="float" office:value="5342603.15798" calcext:value-type="float">
            <text:p>5342603,15798000000</text:p>
          </table:table-cell>
          <table:table-cell office:value-type="string" calcext:value-type="string">
            <text:p>Hb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,00000000000</text:p>
          </table:table-cell>
          <table:table-cell office:value-type="string" calcext:value-type="string">
            <text:p>Es</text:p>
          </table:table-cell>
          <table:table-cell office:value-type="float" office:value="38" calcext:value-type="float">
            <text:p>38,00000000000</text:p>
          </table:table-cell>
          <table:table-cell office:value-type="float" office:value="42" calcext:value-type="float">
            <text:p>42,00000000000</text:p>
          </table:table-cell>
          <table:table-cell office:value-type="float" office:value="0" calcext:value-type="float">
            <text:p>0,00000000000</text:p>
          </table:table-cell>
          <table:table-cell office:value-type="string" calcext:value-type="string">
            <text:p>"fällt raus, falls Zaun geändert wird"</text:p>
          </table:table-cell>
          <table:table-cell office:value-type="float" office:value="402130.699001" calcext:value-type="float">
            <text:p>402130,69900100000</text:p>
          </table:table-cell>
          <table:table-cell office:value-type="float" office:value="5342602.35998" calcext:value-type="float">
            <text:p>5342602,35998000000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,00000000000</text:p>
          </table:table-cell>
          <table:table-cell office:value-type="string" calcext:value-type="string">
            <text:p>Ah</text:p>
          </table:table-cell>
          <table:table-cell table:number-columns-repeated="2" office:value-type="float" office:value="14.5" calcext:value-type="float">
            <text:p>14,50000000000</text:p>
          </table:table-cell>
          <table:table-cell office:value-type="float" office:value="0" calcext:value-type="float">
            <text:p>0,00000000000</text:p>
          </table:table-cell>
          <table:table-cell/>
          <table:table-cell office:value-type="float" office:value="402127.748001" calcext:value-type="float">
            <text:p>402127,74800100000</text:p>
          </table:table-cell>
          <table:table-cell office:value-type="float" office:value="5342605.23298" calcext:value-type="float">
            <text:p>5342605,23298000000</text:p>
          </table:table-cell>
          <table:table-cell office:value-type="string" calcext:value-type="string">
            <text:p>Ah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1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12:31:26.8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2:18:40.712000000</meta:creation-date>
    <dc:date>2022-03-01T12:31:33.964000000</dc:date>
    <meta:editing-duration>PT2M23S</meta:editing-duration>
    <meta:editing-cycles>2</meta:editing-cycles>
    <meta:generator>LibreOffice/7.0.3.1$Windows_X86_64 LibreOffice_project/d7547858d014d4cf69878db179d326fc3483e082</meta:generator>
    <meta:document-statistic meta:table-count="1" meta:cell-count="4096" meta:object-count="0"/>
  </office:meta>
</office:document-meta>
</file>